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MingLiU" svg:font-family="MingLiU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1.1134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工作表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e8e8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ingLiU" fo:font-size="12pt" fo:font-style="normal" fo:text-shadow="none" style:text-underline-style="none" fo:font-weight="normal" style:font-name-asian="MingLiU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ingLiU" fo:font-size="12pt" fo:font-style="normal" fo:text-shadow="none" style:text-underline-style="none" fo:font-weight="normal" style:font-name-asian="MingLiU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ingLiU" fo:font-size="12pt" fo:font-style="normal" fo:text-shadow="none" style:text-underline-style="none" fo:font-weight="normal" style:font-name-asian="MingLiU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ead1d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ingLiU" fo:font-size="12pt" fo:font-style="normal" fo:text-shadow="none" style:text-underline-style="none" fo:font-weight="normal" style:font-name-asian="MingLiU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ackground-color="#e8e8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252525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e8e8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252525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ingLiU" fo:font-size="13pt" fo:font-style="normal" fo:text-shadow="none" style:text-underline-style="none" fo:font-weight="normal" style:font-name-asian="MingLiU" style:font-size-asian="13pt" style:font-style-asian="normal" style:font-weight-asian="normal" style:font-size-complex="13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ingLiU" fo:font-size="13pt" fo:font-style="normal" fo:text-shadow="none" style:text-underline-style="none" fo:font-weight="normal" style:font-name-asian="MingLiU" style:font-size-asian="13pt" style:font-style-asian="normal" style:font-weight-asian="normal" style:font-size-complex="13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ead1d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ingLiU" fo:font-size="13pt" fo:font-style="normal" fo:text-shadow="none" style:text-underline-style="none" fo:font-weight="normal" style:font-name-asian="MingLiU" style:font-size-asian="13pt" style:font-style-asian="normal" style:font-weight-asian="normal" style:font-size-complex="13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工作表1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早疫病</text:p>
          </table:table-cell>
          <table:table-cell table:style-name="ce5" office:value-type="string" calcext:value-type="string">
            <text:p>碳酸氫鈉</text:p>
          </table:table-cell>
          <table:table-cell table:style-name="ce12" office:value-type="string" calcext:value-type="string">
            <text:p>農夫樂-小蘇打</text:p>
          </table:table-cell>
          <table:table-cell table:style-name="ce19" office:value-type="string" calcext:value-type="string">
            <text:p>植保進字第</text:p>
            <text:p> 00008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早疫病</text:p>
          </table:table-cell>
          <table:table-cell table:style-name="ce6" office:value-type="string" calcext:value-type="string">
            <text:p>碳酸氫鈉</text:p>
          </table:table-cell>
          <table:table-cell table:style-name="ce13" office:value-type="string" calcext:value-type="string">
            <text:p>金雞牌平衡 White</text:p>
          </table:table-cell>
          <table:table-cell table:style-name="ce20" office:value-type="string" calcext:value-type="string">
            <text:p>植保製字第</text:p>
            <text:p> 00104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早疫病</text:p>
          </table:table-cell>
          <table:table-cell table:style-name="ce6" office:value-type="string" calcext:value-type="string">
            <text:p>碳酸氫鈉</text:p>
          </table:table-cell>
          <table:table-cell table:style-name="ce13" office:value-type="string" calcext:value-type="string">
            <text:p>靚元</text:p>
          </table:table-cell>
          <table:table-cell table:style-name="ce20" office:value-type="string" calcext:value-type="string">
            <text:p>植保製字第</text:p>
            <text:p> 00176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早疫病</text:p>
          </table:table-cell>
          <table:table-cell table:style-name="ce6" office:value-type="string" calcext:value-type="string">
            <text:p>碳酸氫鈉</text:p>
          </table:table-cell>
          <table:table-cell table:style-name="ce13" office:value-type="string" calcext:value-type="string">
            <text:p>沅渼簡單清</text:p>
          </table:table-cell>
          <table:table-cell table:style-name="ce20" office:value-type="string" calcext:value-type="string">
            <text:p>植保製字第</text:p>
            <text:p> 00177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早疫病</text:p>
          </table:table-cell>
          <table:table-cell table:style-name="ce6" office:value-type="string" calcext:value-type="string">
            <text:p>碳酸氫鈉</text:p>
          </table:table-cell>
          <table:table-cell table:style-name="ce13" office:value-type="string" calcext:value-type="string">
            <text:p>金雞牌清園</text:p>
          </table:table-cell>
          <table:table-cell table:style-name="ce20" office:value-type="string" calcext:value-type="string">
            <text:p>植保製字第</text:p>
            <text:p> 00178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早疫病</text:p>
          </table:table-cell>
          <table:table-cell table:style-name="ce6" office:value-type="string" calcext:value-type="string">
            <text:p>碳酸氫鈉</text:p>
          </table:table-cell>
          <table:table-cell table:style-name="ce13" office:value-type="string" calcext:value-type="string">
            <text:p>金雞牌有凍</text:p>
          </table:table-cell>
          <table:table-cell table:style-name="ce20" office:value-type="string" calcext:value-type="string">
            <text:p>植保製字第</text:p>
            <text:p> 00179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早疫病</text:p>
          </table:table-cell>
          <table:table-cell table:style-name="ce7" office:value-type="string" calcext:value-type="string">
            <text:p>碳酸氫鈉</text:p>
          </table:table-cell>
          <table:table-cell table:style-name="ce13" office:value-type="string" calcext:value-type="string">
            <text:p>清液清</text:p>
          </table:table-cell>
          <table:table-cell table:style-name="ce20" office:value-type="string" calcext:value-type="string">
            <text:p>植保製字第</text:p>
            <text:p> 00236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白粉病</text:p>
          </table:table-cell>
          <table:table-cell table:style-name="ce6" office:value-type="string" calcext:value-type="string">
            <text:p>碳酸氫鈉</text:p>
          </table:table-cell>
          <table:table-cell table:style-name="ce13" office:value-type="string" calcext:value-type="string">
            <text:p>農夫樂-小蘇打</text:p>
          </table:table-cell>
          <table:table-cell table:style-name="ce20" office:value-type="string" calcext:value-type="string">
            <text:p>植保進字第</text:p>
            <text:p> 00008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白粉病</text:p>
          </table:table-cell>
          <table:table-cell table:style-name="ce6" office:value-type="string" calcext:value-type="string">
            <text:p>碳酸氫鈉</text:p>
          </table:table-cell>
          <table:table-cell table:style-name="ce13" office:value-type="string" calcext:value-type="string">
            <text:p>金雞牌平衡 White</text:p>
          </table:table-cell>
          <table:table-cell table:style-name="ce20" office:value-type="string" calcext:value-type="string">
            <text:p>植保製字第</text:p>
            <text:p> 00104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白粉病</text:p>
          </table:table-cell>
          <table:table-cell table:style-name="ce6" office:value-type="string" calcext:value-type="string">
            <text:p>碳酸氫鈉</text:p>
          </table:table-cell>
          <table:table-cell table:style-name="ce13" office:value-type="string" calcext:value-type="string">
            <text:p>靚元</text:p>
          </table:table-cell>
          <table:table-cell table:style-name="ce20" office:value-type="string" calcext:value-type="string">
            <text:p>植保製字第</text:p>
            <text:p> 00176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白粉病</text:p>
          </table:table-cell>
          <table:table-cell table:style-name="ce6" office:value-type="string" calcext:value-type="string">
            <text:p>碳酸氫鈉</text:p>
          </table:table-cell>
          <table:table-cell table:style-name="ce13" office:value-type="string" calcext:value-type="string">
            <text:p>沅渼簡單清</text:p>
          </table:table-cell>
          <table:table-cell table:style-name="ce20" office:value-type="string" calcext:value-type="string">
            <text:p>植保製字第</text:p>
            <text:p> 00177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白粉病</text:p>
          </table:table-cell>
          <table:table-cell table:style-name="ce6" office:value-type="string" calcext:value-type="string">
            <text:p>碳酸氫鈉</text:p>
          </table:table-cell>
          <table:table-cell table:style-name="ce13" office:value-type="string" calcext:value-type="string">
            <text:p>金雞牌清園</text:p>
          </table:table-cell>
          <table:table-cell table:style-name="ce20" office:value-type="string" calcext:value-type="string">
            <text:p>植保製字第</text:p>
            <text:p> 00178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白粉病</text:p>
          </table:table-cell>
          <table:table-cell table:style-name="ce6" office:value-type="string" calcext:value-type="string">
            <text:p>碳酸氫鈉</text:p>
          </table:table-cell>
          <table:table-cell table:style-name="ce13" office:value-type="string" calcext:value-type="string">
            <text:p>金雞牌有凍</text:p>
          </table:table-cell>
          <table:table-cell table:style-name="ce20" office:value-type="string" calcext:value-type="string">
            <text:p>植保製字第</text:p>
            <text:p> 00179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白粉病</text:p>
          </table:table-cell>
          <table:table-cell table:style-name="ce7" office:value-type="string" calcext:value-type="string">
            <text:p>碳酸氫鈉</text:p>
          </table:table-cell>
          <table:table-cell table:style-name="ce13" office:value-type="string" calcext:value-type="string">
            <text:p>清液清</text:p>
          </table:table-cell>
          <table:table-cell table:style-name="ce20" office:value-type="string" calcext:value-type="string">
            <text:p>植保製字第</text:p>
            <text:p> 00236 號</text:p>
          </table:table-cell>
          <table:table-cell table:number-columns-repeated="5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灰黴病</text:p>
          </table:table-cell>
          <table:table-cell table:style-name="ce6" office:value-type="string" calcext:value-type="string">
            <text:p>碳酸氫鈉</text:p>
          </table:table-cell>
          <table:table-cell table:style-name="ce13" office:value-type="string" calcext:value-type="string">
            <text:p>農夫樂-小蘇打</text:p>
          </table:table-cell>
          <table:table-cell table:style-name="ce20" office:value-type="string" calcext:value-type="string">
            <text:p>植保進字第</text:p>
            <text:p> 00008 號</text:p>
          </table:table-cell>
          <table:table-cell table:number-columns-repeated="5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灰黴病</text:p>
          </table:table-cell>
          <table:table-cell table:style-name="ce6" office:value-type="string" calcext:value-type="string">
            <text:p>碳酸氫鈉</text:p>
          </table:table-cell>
          <table:table-cell table:style-name="ce13" office:value-type="string" calcext:value-type="string">
            <text:p>金雞牌平衡 White</text:p>
          </table:table-cell>
          <table:table-cell table:style-name="ce20" office:value-type="string" calcext:value-type="string">
            <text:p>植保製字第</text:p>
            <text:p> 00104 號</text:p>
          </table:table-cell>
          <table:table-cell table:number-columns-repeated="5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灰黴病</text:p>
          </table:table-cell>
          <table:table-cell table:style-name="ce6" office:value-type="string" calcext:value-type="string">
            <text:p>碳酸氫鈉</text:p>
          </table:table-cell>
          <table:table-cell table:style-name="ce13" office:value-type="string" calcext:value-type="string">
            <text:p>靚元</text:p>
          </table:table-cell>
          <table:table-cell table:style-name="ce20" office:value-type="string" calcext:value-type="string">
            <text:p>植保製字第</text:p>
            <text:p> 00176 號</text:p>
          </table:table-cell>
          <table:table-cell table:number-columns-repeated="5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灰黴病</text:p>
          </table:table-cell>
          <table:table-cell table:style-name="ce6" office:value-type="string" calcext:value-type="string">
            <text:p>碳酸氫鈉</text:p>
          </table:table-cell>
          <table:table-cell table:style-name="ce13" office:value-type="string" calcext:value-type="string">
            <text:p>沅渼簡單清</text:p>
          </table:table-cell>
          <table:table-cell table:style-name="ce20" office:value-type="string" calcext:value-type="string">
            <text:p>植保製字第</text:p>
            <text:p> 00177 號</text:p>
          </table:table-cell>
          <table:table-cell table:number-columns-repeated="5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灰黴病</text:p>
          </table:table-cell>
          <table:table-cell table:style-name="ce6" office:value-type="string" calcext:value-type="string">
            <text:p>碳酸氫鈉</text:p>
          </table:table-cell>
          <table:table-cell table:style-name="ce13" office:value-type="string" calcext:value-type="string">
            <text:p>金雞牌清園</text:p>
          </table:table-cell>
          <table:table-cell table:style-name="ce20" office:value-type="string" calcext:value-type="string">
            <text:p>植保製字第</text:p>
            <text:p> 00178 號</text:p>
          </table:table-cell>
          <table:table-cell table:number-columns-repeated="5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灰黴病</text:p>
          </table:table-cell>
          <table:table-cell table:style-name="ce6" office:value-type="string" calcext:value-type="string">
            <text:p>碳酸氫鈉</text:p>
          </table:table-cell>
          <table:table-cell table:style-name="ce13" office:value-type="string" calcext:value-type="string">
            <text:p>金雞牌有凍</text:p>
          </table:table-cell>
          <table:table-cell table:style-name="ce20" office:value-type="string" calcext:value-type="string">
            <text:p>植保製字第</text:p>
            <text:p> 00179 號</text:p>
          </table:table-cell>
          <table:table-cell table:number-columns-repeated="5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灰黴病</text:p>
          </table:table-cell>
          <table:table-cell table:style-name="ce7" office:value-type="string" calcext:value-type="string">
            <text:p>碳酸氫鈉</text:p>
          </table:table-cell>
          <table:table-cell table:style-name="ce13" office:value-type="string" calcext:value-type="string">
            <text:p>清液清</text:p>
          </table:table-cell>
          <table:table-cell table:style-name="ce20" office:value-type="string" calcext:value-type="string">
            <text:p>植保製字第</text:p>
            <text:p> 00236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白粉病</text:p>
          </table:table-cell>
          <table:table-cell table:style-name="ce6" office:value-type="string" calcext:value-type="string">
            <text:p>矽酸鉀</text:p>
          </table:table-cell>
          <table:table-cell table:style-name="ce13" office:value-type="string" calcext:value-type="string">
            <text:p>矽寶</text:p>
          </table:table-cell>
          <table:table-cell table:style-name="ce20" office:value-type="string" calcext:value-type="string">
            <text:p>植保進字第</text:p>
            <text:p> 00085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白粉病</text:p>
          </table:table-cell>
          <table:table-cell table:style-name="ce6" office:value-type="string" calcext:value-type="string">
            <text:p>矽酸鉀</text:p>
          </table:table-cell>
          <table:table-cell table:style-name="ce13" office:value-type="string" calcext:value-type="string">
            <text:p>鉀素矽營養防護液</text:p>
          </table:table-cell>
          <table:table-cell table:style-name="ce20" office:value-type="string" calcext:value-type="string">
            <text:p>植保製字第</text:p>
            <text:p> 00173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白粉病</text:p>
          </table:table-cell>
          <table:table-cell table:style-name="ce6" office:value-type="string" calcext:value-type="string">
            <text:p>矽酸鉀</text:p>
          </table:table-cell>
          <table:table-cell table:style-name="ce13" office:value-type="string" calcext:value-type="string">
            <text:p>綠寶矽酸鉀</text:p>
          </table:table-cell>
          <table:table-cell table:style-name="ce20" office:value-type="string" calcext:value-type="string">
            <text:p>植保製字第</text:p>
            <text:p> 00189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白粉病</text:p>
          </table:table-cell>
          <table:table-cell table:style-name="ce6" office:value-type="string" calcext:value-type="string">
            <text:p>矽酸鉀</text:p>
          </table:table-cell>
          <table:table-cell table:style-name="ce13" office:value-type="string" calcext:value-type="string">
            <text:p>台速萬力寶</text:p>
          </table:table-cell>
          <table:table-cell table:style-name="ce20" office:value-type="string" calcext:value-type="string">
            <text:p>植保製字第</text:p>
            <text:p> 00238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白粉病</text:p>
          </table:table-cell>
          <table:table-cell table:style-name="ce6" office:value-type="string" calcext:value-type="string">
            <text:p>矽酸鉀</text:p>
          </table:table-cell>
          <table:table-cell table:style-name="ce13" office:value-type="string" calcext:value-type="string">
            <text:p>矽專家-S1</text:p>
          </table:table-cell>
          <table:table-cell table:style-name="ce20" office:value-type="string" calcext:value-type="string">
            <text:p>植保製字第</text:p>
            <text:p> 00243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白粉病</text:p>
          </table:table-cell>
          <table:table-cell table:style-name="ce6" office:value-type="string" calcext:value-type="string">
            <text:p>矽酸鉀</text:p>
          </table:table-cell>
          <table:table-cell table:style-name="ce13" office:value-type="string" calcext:value-type="string">
            <text:p>矽專家-K6</text:p>
          </table:table-cell>
          <table:table-cell table:style-name="ce20" office:value-type="string" calcext:value-type="string">
            <text:p>植保製字第</text:p>
            <text:p> 00244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白粉病</text:p>
          </table:table-cell>
          <table:table-cell table:style-name="ce7" office:value-type="string" calcext:value-type="string">
            <text:p>矽酸鉀</text:p>
          </table:table-cell>
          <table:table-cell table:style-name="ce13" office:value-type="string" calcext:value-type="string">
            <text:p>矽專家-矽酸鉀皂</text:p>
          </table:table-cell>
          <table:table-cell table:style-name="ce20" office:value-type="string" calcext:value-type="string">
            <text:p>植保製字第</text:p>
            <text:p> 00264 號</text:p>
          </table:table-cell>
          <table:table-cell table:number-columns-repeated="5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細菌性斑點病</text:p>
          </table:table-cell>
          <table:table-cell table:style-name="ce6" office:value-type="string" calcext:value-type="string">
            <text:p>矽酸鉀</text:p>
          </table:table-cell>
          <table:table-cell table:style-name="ce13" office:value-type="string" calcext:value-type="string">
            <text:p>矽寶</text:p>
          </table:table-cell>
          <table:table-cell table:style-name="ce20" office:value-type="string" calcext:value-type="string">
            <text:p>植保進字第</text:p>
            <text:p> 00085 號</text:p>
          </table:table-cell>
          <table:table-cell table:number-columns-repeated="5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細菌性斑點病</text:p>
          </table:table-cell>
          <table:table-cell table:style-name="ce6" office:value-type="string" calcext:value-type="string">
            <text:p>矽酸鉀</text:p>
          </table:table-cell>
          <table:table-cell table:style-name="ce13" office:value-type="string" calcext:value-type="string">
            <text:p>鉀素矽營養防護液</text:p>
          </table:table-cell>
          <table:table-cell table:style-name="ce20" office:value-type="string" calcext:value-type="string">
            <text:p>植保製字第</text:p>
            <text:p> 00173 號</text:p>
          </table:table-cell>
          <table:table-cell table:number-columns-repeated="5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細菌性斑點病</text:p>
          </table:table-cell>
          <table:table-cell table:style-name="ce6" office:value-type="string" calcext:value-type="string">
            <text:p>矽酸鉀</text:p>
          </table:table-cell>
          <table:table-cell table:style-name="ce13" office:value-type="string" calcext:value-type="string">
            <text:p>綠寶矽酸鉀</text:p>
          </table:table-cell>
          <table:table-cell table:style-name="ce20" office:value-type="string" calcext:value-type="string">
            <text:p>植保製字第</text:p>
            <text:p> 00189 號</text:p>
          </table:table-cell>
          <table:table-cell table:number-columns-repeated="5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細菌性斑點病</text:p>
          </table:table-cell>
          <table:table-cell table:style-name="ce6" office:value-type="string" calcext:value-type="string">
            <text:p>矽酸鉀</text:p>
          </table:table-cell>
          <table:table-cell table:style-name="ce13" office:value-type="string" calcext:value-type="string">
            <text:p>台速萬力寶</text:p>
          </table:table-cell>
          <table:table-cell table:style-name="ce20" office:value-type="string" calcext:value-type="string">
            <text:p>植保製字第</text:p>
            <text:p> 00238 號</text:p>
          </table:table-cell>
          <table:table-cell table:number-columns-repeated="5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細菌性斑點病</text:p>
          </table:table-cell>
          <table:table-cell table:style-name="ce6" office:value-type="string" calcext:value-type="string">
            <text:p>矽酸鉀</text:p>
          </table:table-cell>
          <table:table-cell table:style-name="ce13" office:value-type="string" calcext:value-type="string">
            <text:p>矽專家-S1</text:p>
          </table:table-cell>
          <table:table-cell table:style-name="ce20" office:value-type="string" calcext:value-type="string">
            <text:p>植保製字第</text:p>
            <text:p> 00243 號</text:p>
          </table:table-cell>
          <table:table-cell table:number-columns-repeated="5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細菌性斑點病</text:p>
          </table:table-cell>
          <table:table-cell table:style-name="ce6" office:value-type="string" calcext:value-type="string">
            <text:p>矽酸鉀</text:p>
          </table:table-cell>
          <table:table-cell table:style-name="ce13" office:value-type="string" calcext:value-type="string">
            <text:p>矽專家-K6</text:p>
          </table:table-cell>
          <table:table-cell table:style-name="ce20" office:value-type="string" calcext:value-type="string">
            <text:p>植保製字第</text:p>
            <text:p> 00244 號</text:p>
          </table:table-cell>
          <table:table-cell table:number-columns-repeated="5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細菌性斑點病</text:p>
          </table:table-cell>
          <table:table-cell table:style-name="ce7" office:value-type="string" calcext:value-type="string">
            <text:p>矽酸鉀</text:p>
          </table:table-cell>
          <table:table-cell table:style-name="ce13" office:value-type="string" calcext:value-type="string">
            <text:p>矽專家-矽酸鉀皂</text:p>
          </table:table-cell>
          <table:table-cell table:style-name="ce20" office:value-type="string" calcext:value-type="string">
            <text:p>植保製字第</text:p>
            <text:p> 00264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早疫病</text:p>
          </table:table-cell>
          <table:table-cell table:style-name="ce6" office:value-type="string" calcext:value-type="string">
            <text:p>中性化亞磷酸</text:p>
          </table:table-cell>
          <table:table-cell table:style-name="ce13" office:value-type="string" calcext:value-type="string">
            <text:p>保得盛®</text:p>
          </table:table-cell>
          <table:table-cell table:style-name="ce20" office:value-type="string" calcext:value-type="string">
            <text:p>植保進字第</text:p>
            <text:p> 00068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早疫病</text:p>
          </table:table-cell>
          <table:table-cell table:style-name="ce6" office:value-type="string" calcext:value-type="string">
            <text:p>中性化亞磷酸</text:p>
          </table:table-cell>
          <table:table-cell table:style-name="ce13" office:value-type="string" calcext:value-type="string">
            <text:p>保祝勇®</text:p>
          </table:table-cell>
          <table:table-cell table:style-name="ce20" office:value-type="string" calcext:value-type="string">
            <text:p>植保進字第</text:p>
            <text:p> 00084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早疫病</text:p>
          </table:table-cell>
          <table:table-cell table:style-name="ce6" office:value-type="string" calcext:value-type="string">
            <text:p>中性化亞磷酸</text:p>
          </table:table-cell>
          <table:table-cell table:style-name="ce13" office:value-type="string" calcext:value-type="string">
            <text:p>健立保</text:p>
          </table:table-cell>
          <table:table-cell table:style-name="ce20" office:value-type="string" calcext:value-type="string">
            <text:p>植保進字第</text:p>
            <text:p> 00086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早疫病</text:p>
          </table:table-cell>
          <table:table-cell table:style-name="ce6" office:value-type="string" calcext:value-type="string">
            <text:p>中性化亞磷酸</text:p>
          </table:table-cell>
          <table:table-cell table:style-name="ce13" office:value-type="string" calcext:value-type="string">
            <text:p>疫點靈</text:p>
          </table:table-cell>
          <table:table-cell table:style-name="ce20" office:value-type="string" calcext:value-type="string">
            <text:p>植保製字第</text:p>
            <text:p> 00180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早疫病</text:p>
          </table:table-cell>
          <table:table-cell table:style-name="ce6" office:value-type="string" calcext:value-type="string">
            <text:p>中性化亞磷酸</text:p>
          </table:table-cell>
          <table:table-cell table:style-name="ce13" office:value-type="string" calcext:value-type="string">
            <text:p>合亦美-亞磷酸</text:p>
          </table:table-cell>
          <table:table-cell table:style-name="ce20" office:value-type="string" calcext:value-type="string">
            <text:p>植保製字第</text:p>
            <text:p> 00195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早疫病</text:p>
          </table:table-cell>
          <table:table-cell table:style-name="ce6" office:value-type="string" calcext:value-type="string">
            <text:p>中性化亞磷酸</text:p>
          </table:table-cell>
          <table:table-cell table:style-name="ce13" office:value-type="string" calcext:value-type="string">
            <text:p>台速顧真好</text:p>
          </table:table-cell>
          <table:table-cell table:style-name="ce20" office:value-type="string" calcext:value-type="string">
            <text:p>植保製字第</text:p>
            <text:p> 00228 號</text:p>
          </table:table-cell>
          <table:table-cell table:number-columns-repeated="5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早疫病</text:p>
          </table:table-cell>
          <table:table-cell table:style-name="ce7" office:value-type="string" calcext:value-type="string">
            <text:p>中性化亞磷酸</text:p>
          </table:table-cell>
          <table:table-cell table:style-name="ce13" office:value-type="string" calcext:value-type="string">
            <text:p>除疫寶</text:p>
          </table:table-cell>
          <table:table-cell table:style-name="ce20" office:value-type="string" calcext:value-type="string">
            <text:p>植保製字第</text:p>
            <text:p> 00253 號</text:p>
          </table:table-cell>
          <table:table-cell table:number-columns-repeated="5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白絹病</text:p>
          </table:table-cell>
          <table:table-cell table:style-name="ce6" office:value-type="string" calcext:value-type="string">
            <text:p>苦茶粕(皂素)</text:p>
          </table:table-cell>
          <table:table-cell table:style-name="ce13" office:value-type="string" calcext:value-type="string">
            <text:p>樂無線</text:p>
          </table:table-cell>
          <table:table-cell table:style-name="ce20" office:value-type="string" calcext:value-type="string">
            <text:p>植保製字第</text:p>
            <text:p> 00010 號</text:p>
          </table:table-cell>
          <table:table-cell table:number-columns-repeated="5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白絹病</text:p>
          </table:table-cell>
          <table:table-cell table:style-name="ce6" office:value-type="string" calcext:value-type="string">
            <text:p>苦茶粕(皂素)</text:p>
          </table:table-cell>
          <table:table-cell table:style-name="ce13" office:value-type="string" calcext:value-type="string">
            <text:p>螺麥皂</text:p>
          </table:table-cell>
          <table:table-cell table:style-name="ce20" office:value-type="string" calcext:value-type="string">
            <text:p>植保製字第</text:p>
            <text:p> 00011 號</text:p>
          </table:table-cell>
          <table:table-cell table:number-columns-repeated="5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白絹病</text:p>
          </table:table-cell>
          <table:table-cell table:style-name="ce6" office:value-type="string" calcext:value-type="string">
            <text:p>苦茶粕(皂素)</text:p>
          </table:table-cell>
          <table:table-cell table:style-name="ce13" office:value-type="string" calcext:value-type="string">
            <text:p>永辰茶皂素</text:p>
          </table:table-cell>
          <table:table-cell table:style-name="ce20" office:value-type="string" calcext:value-type="string">
            <text:p>植保製字第</text:p>
            <text:p> 00012 號</text:p>
          </table:table-cell>
          <table:table-cell table:number-columns-repeated="5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白絹病</text:p>
          </table:table-cell>
          <table:table-cell table:style-name="ce6" office:value-type="string" calcext:value-type="string">
            <text:p>苦茶粕(皂素)</text:p>
          </table:table-cell>
          <table:table-cell table:style-name="ce13" office:value-type="string" calcext:value-type="string">
            <text:p>農特美 6 號</text:p>
          </table:table-cell>
          <table:table-cell table:style-name="ce20" office:value-type="string" calcext:value-type="string">
            <text:p>植保製字第</text:p>
            <text:p> 00034 號</text:p>
          </table:table-cell>
          <table:table-cell table:number-columns-repeated="5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白絹病</text:p>
          </table:table-cell>
          <table:table-cell table:style-name="ce6" office:value-type="string" calcext:value-type="string">
            <text:p>苦茶粕(皂素)</text:p>
          </table:table-cell>
          <table:table-cell table:style-name="ce13" office:value-type="string" calcext:value-type="string">
            <text:p>永辰苦茶粕</text:p>
          </table:table-cell>
          <table:table-cell table:style-name="ce20" office:value-type="string" calcext:value-type="string">
            <text:p>植保製字第</text:p>
            <text:p> 00039 號</text:p>
          </table:table-cell>
          <table:table-cell table:number-columns-repeated="5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白絹病</text:p>
          </table:table-cell>
          <table:table-cell table:style-name="ce6" office:value-type="string" calcext:value-type="string">
            <text:p>苦茶粕(皂素)</text:p>
          </table:table-cell>
          <table:table-cell table:style-name="ce13" office:value-type="string" calcext:value-type="string">
            <text:p>螺怕怕</text:p>
          </table:table-cell>
          <table:table-cell table:style-name="ce20" office:value-type="string" calcext:value-type="string">
            <text:p>植保製字第</text:p>
            <text:p> 00052 號</text:p>
          </table:table-cell>
          <table:table-cell table:number-columns-repeated="5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白絹病</text:p>
          </table:table-cell>
          <table:table-cell table:style-name="ce6" office:value-type="string" calcext:value-type="string">
            <text:p>苦茶粕(皂素)</text:p>
          </table:table-cell>
          <table:table-cell table:style-name="ce13" office:value-type="string" calcext:value-type="string">
            <text:p>興農禾用</text:p>
          </table:table-cell>
          <table:table-cell table:style-name="ce20" office:value-type="string" calcext:value-type="string">
            <text:p>植保製字第</text:p>
            <text:p> 00060 號</text:p>
          </table:table-cell>
          <table:table-cell table:number-columns-repeated="5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白絹病</text:p>
          </table:table-cell>
          <table:table-cell table:style-name="ce6" office:value-type="string" calcext:value-type="string">
            <text:p>苦茶粕(皂素)</text:p>
          </table:table-cell>
          <table:table-cell table:style-name="ce13" office:value-type="string" calcext:value-type="string">
            <text:p>超護 3 號(保植液)</text:p>
          </table:table-cell>
          <table:table-cell table:style-name="ce20" office:value-type="string" calcext:value-type="string">
            <text:p>植保製字第</text:p>
            <text:p> 00063 號</text:p>
          </table:table-cell>
          <table:table-cell table:number-columns-repeated="5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白絹病</text:p>
          </table:table-cell>
          <table:table-cell table:style-name="ce6" office:value-type="string" calcext:value-type="string">
            <text:p>苦茶粕(皂素)</text:p>
          </table:table-cell>
          <table:table-cell table:style-name="ce13" office:value-type="string" calcext:value-type="string">
            <text:p>蟲乎清</text:p>
          </table:table-cell>
          <table:table-cell table:style-name="ce20" office:value-type="string" calcext:value-type="string">
            <text:p>植保製字第</text:p>
            <text:p> 00065 號</text:p>
          </table:table-cell>
          <table:table-cell table:number-columns-repeated="5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白絹病</text:p>
          </table:table-cell>
          <table:table-cell table:style-name="ce6" office:value-type="string" calcext:value-type="string">
            <text:p>苦茶粕(皂素)</text:p>
          </table:table-cell>
          <table:table-cell table:style-name="ce13" office:value-type="string" calcext:value-type="string">
            <text:p>台速洗蝸精</text:p>
          </table:table-cell>
          <table:table-cell table:style-name="ce20" office:value-type="string" calcext:value-type="string">
            <text:p>植保製字第</text:p>
            <text:p> 00078 號</text:p>
          </table:table-cell>
          <table:table-cell table:number-columns-repeated="5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白絹病</text:p>
          </table:table-cell>
          <table:table-cell table:style-name="ce6" office:value-type="string" calcext:value-type="string">
            <text:p>苦茶粕(皂素)</text:p>
          </table:table-cell>
          <table:table-cell table:style-name="ce13" office:value-type="string" calcext:value-type="string">
            <text:p>無蹤影</text:p>
          </table:table-cell>
          <table:table-cell table:style-name="ce20" office:value-type="string" calcext:value-type="string">
            <text:p>植保製字第</text:p>
            <text:p> 00081 號</text:p>
          </table:table-cell>
          <table:table-cell table:number-columns-repeated="5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白絹病</text:p>
          </table:table-cell>
          <table:table-cell table:style-name="ce6" office:value-type="string" calcext:value-type="string">
            <text:p>苦茶粕(皂素)</text:p>
          </table:table-cell>
          <table:table-cell table:style-name="ce13" office:value-type="string" calcext:value-type="string">
            <text:p>避風頭</text:p>
          </table:table-cell>
          <table:table-cell table:style-name="ce20" office:value-type="string" calcext:value-type="string">
            <text:p>植保製字第</text:p>
            <text:p> 00084 號</text:p>
          </table:table-cell>
          <table:table-cell table:number-columns-repeated="5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白絹病</text:p>
          </table:table-cell>
          <table:table-cell table:style-name="ce6" office:value-type="string" calcext:value-type="string">
            <text:p>苦茶粕(皂素)</text:p>
          </table:table-cell>
          <table:table-cell table:style-name="ce14" office:value-type="string" calcext:value-type="string">
            <text:p>四大天王(無、油、藻、茶)驅蟲液</text:p>
          </table:table-cell>
          <table:table-cell table:style-name="ce20" office:value-type="string" calcext:value-type="string">
            <text:p>植保製字第</text:p>
            <text:p> 00106 號</text:p>
          </table:table-cell>
          <table:table-cell table:number-columns-repeated="5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白絹病</text:p>
          </table:table-cell>
          <table:table-cell table:style-name="ce6" office:value-type="string" calcext:value-type="string">
            <text:p>苦茶粕(皂素)</text:p>
          </table:table-cell>
          <table:table-cell table:style-name="ce13" office:value-type="string" calcext:value-type="string">
            <text:p>螺神</text:p>
          </table:table-cell>
          <table:table-cell table:style-name="ce20" office:value-type="string" calcext:value-type="string">
            <text:p>植保製字第</text:p>
            <text:p> 00113 號</text:p>
          </table:table-cell>
          <table:table-cell table:number-columns-repeated="5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白絹病</text:p>
          </table:table-cell>
          <table:table-cell table:style-name="ce6" office:value-type="string" calcext:value-type="string">
            <text:p>苦茶粕(皂素)</text:p>
          </table:table-cell>
          <table:table-cell table:style-name="ce13" office:value-type="string" calcext:value-type="string">
            <text:p>澄朗心苦茶籽萃取液</text:p>
          </table:table-cell>
          <table:table-cell table:style-name="ce20" office:value-type="string" calcext:value-type="string">
            <text:p>植保製字第</text:p>
            <text:p> 00117 號</text:p>
          </table:table-cell>
          <table:table-cell table:number-columns-repeated="5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白絹病</text:p>
          </table:table-cell>
          <table:table-cell table:style-name="ce6" office:value-type="string" calcext:value-type="string">
            <text:p>苦茶粕(皂素)</text:p>
          </table:table-cell>
          <table:table-cell table:style-name="ce13" office:value-type="string" calcext:value-type="string">
            <text:p>螺不剩</text:p>
          </table:table-cell>
          <table:table-cell table:style-name="ce20" office:value-type="string" calcext:value-type="string">
            <text:p>植保製字第</text:p>
            <text:p> 00118 號</text:p>
          </table:table-cell>
          <table:table-cell table:number-columns-repeated="5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白絹病</text:p>
          </table:table-cell>
          <table:table-cell table:style-name="ce6" office:value-type="string" calcext:value-type="string">
            <text:p>苦茶粕(皂素)</text:p>
          </table:table-cell>
          <table:table-cell table:style-name="ce13" office:value-type="string" calcext:value-type="string">
            <text:p>四大金剛全能防護液</text:p>
          </table:table-cell>
          <table:table-cell table:style-name="ce20" office:value-type="string" calcext:value-type="string">
            <text:p>植保製字第</text:p>
            <text:p> 00147 號</text:p>
          </table:table-cell>
          <table:table-cell table:number-columns-repeated="5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白絹病</text:p>
          </table:table-cell>
          <table:table-cell table:style-name="ce6" office:value-type="string" calcext:value-type="string">
            <text:p>苦茶粕(皂素)</text:p>
          </table:table-cell>
          <table:table-cell table:style-name="ce13" office:value-type="string" calcext:value-type="string">
            <text:p>祝強茶皂素</text:p>
          </table:table-cell>
          <table:table-cell table:style-name="ce20" office:value-type="string" calcext:value-type="string">
            <text:p>植保製字第</text:p>
            <text:p> 00148 號</text:p>
          </table:table-cell>
          <table:table-cell table:number-columns-repeated="5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白絹病</text:p>
          </table:table-cell>
          <table:table-cell table:style-name="ce6" office:value-type="string" calcext:value-type="string">
            <text:p>苦茶粕(皂素)</text:p>
          </table:table-cell>
          <table:table-cell table:style-name="ce13" office:value-type="string" calcext:value-type="string">
            <text:p>剉雷等</text:p>
          </table:table-cell>
          <table:table-cell table:style-name="ce20" office:value-type="string" calcext:value-type="string">
            <text:p>植保製字第</text:p>
            <text:p> 00157 號</text:p>
          </table:table-cell>
          <table:table-cell table:number-columns-repeated="5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白絹病</text:p>
          </table:table-cell>
          <table:table-cell table:style-name="ce6" office:value-type="string" calcext:value-type="string">
            <text:p>苦茶粕(皂素)</text:p>
          </table:table-cell>
          <table:table-cell table:style-name="ce13" office:value-type="string" calcext:value-type="string">
            <text:p>農益多-茶素精</text:p>
          </table:table-cell>
          <table:table-cell table:style-name="ce20" office:value-type="string" calcext:value-type="string">
            <text:p>植保製字第</text:p>
            <text:p> 00162 號</text:p>
          </table:table-cell>
          <table:table-cell table:number-columns-repeated="5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白絹病</text:p>
          </table:table-cell>
          <table:table-cell table:style-name="ce6" office:value-type="string" calcext:value-type="string">
            <text:p>苦茶粕(皂素)</text:p>
          </table:table-cell>
          <table:table-cell table:style-name="ce13" office:value-type="string" calcext:value-type="string">
            <text:p>沅渼掰掰螺</text:p>
          </table:table-cell>
          <table:table-cell table:style-name="ce20" office:value-type="string" calcext:value-type="string">
            <text:p>植保製字第</text:p>
            <text:p> 00164 號</text:p>
          </table:table-cell>
          <table:table-cell table:number-columns-repeated="5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白絹病</text:p>
          </table:table-cell>
          <table:table-cell table:style-name="ce6" office:value-type="string" calcext:value-type="string">
            <text:p>苦茶粕(皂素)</text:p>
          </table:table-cell>
          <table:table-cell table:style-name="ce13" office:value-type="string" calcext:value-type="string">
            <text:p>農好事-蒜辣皂精</text:p>
          </table:table-cell>
          <table:table-cell table:style-name="ce20" office:value-type="string" calcext:value-type="string">
            <text:p>植保製字第</text:p>
            <text:p> 00192 號</text:p>
          </table:table-cell>
          <table:table-cell table:number-columns-repeated="5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白絹病</text:p>
          </table:table-cell>
          <table:table-cell table:style-name="ce6" office:value-type="string" calcext:value-type="string">
            <text:p>苦茶粕(皂素)</text:p>
          </table:table-cell>
          <table:table-cell table:style-name="ce13" office:value-type="string" calcext:value-type="string">
            <text:p>東生堂-防蟲精華劑</text:p>
          </table:table-cell>
          <table:table-cell table:style-name="ce20" office:value-type="string" calcext:value-type="string">
            <text:p>植保製字第</text:p>
            <text:p> 00197 號</text:p>
          </table:table-cell>
          <table:table-cell table:number-columns-repeated="5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白絹病</text:p>
          </table:table-cell>
          <table:table-cell table:style-name="ce6" office:value-type="string" calcext:value-type="string">
            <text:p>苦茶粕(皂素)</text:p>
          </table:table-cell>
          <table:table-cell table:style-name="ce13" office:value-type="string" calcext:value-type="string">
            <text:p>苦苦露防護液</text:p>
          </table:table-cell>
          <table:table-cell table:style-name="ce20" office:value-type="string" calcext:value-type="string">
            <text:p>植保製字第</text:p>
            <text:p> 00198 號</text:p>
          </table:table-cell>
          <table:table-cell table:number-columns-repeated="5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白絹病</text:p>
          </table:table-cell>
          <table:table-cell table:style-name="ce6" office:value-type="string" calcext:value-type="string">
            <text:p>苦茶粕(皂素)</text:p>
          </table:table-cell>
          <table:table-cell table:style-name="ce13" office:value-type="string" calcext:value-type="string">
            <text:p>喜來樂液</text:p>
          </table:table-cell>
          <table:table-cell table:style-name="ce20" office:value-type="string" calcext:value-type="string">
            <text:p>植保製字第</text:p>
            <text:p> 00213 號</text:p>
          </table:table-cell>
          <table:table-cell table:number-columns-repeated="5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白絹病</text:p>
          </table:table-cell>
          <table:table-cell table:style-name="ce6" office:value-type="string" calcext:value-type="string">
            <text:p>苦茶粕(皂素)</text:p>
          </table:table-cell>
          <table:table-cell table:style-name="ce13" office:value-type="string" calcext:value-type="string">
            <text:p>綠葳</text:p>
          </table:table-cell>
          <table:table-cell table:style-name="ce20" office:value-type="string" calcext:value-type="string">
            <text:p>植保製字第</text:p>
            <text:p> 00214 號</text:p>
          </table:table-cell>
          <table:table-cell table:number-columns-repeated="5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白絹病</text:p>
          </table:table-cell>
          <table:table-cell table:style-name="ce6" office:value-type="string" calcext:value-type="string">
            <text:p>苦茶粕(皂素)</text:p>
          </table:table-cell>
          <table:table-cell table:style-name="ce13" office:value-type="string" calcext:value-type="string">
            <text:p>金農友苦茶粕</text:p>
          </table:table-cell>
          <table:table-cell table:style-name="ce20" office:value-type="string" calcext:value-type="string">
            <text:p>植保製字第00227 號</text:p>
          </table:table-cell>
          <table:table-cell table:number-columns-repeated="5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白絹病</text:p>
          </table:table-cell>
          <table:table-cell table:style-name="ce6" office:value-type="string" calcext:value-type="string">
            <text:p>苦茶粕(皂素)</text:p>
          </table:table-cell>
          <table:table-cell table:style-name="ce13" office:value-type="string" calcext:value-type="string">
            <text:p>蝸蝓清</text:p>
          </table:table-cell>
          <table:table-cell table:style-name="ce20" office:value-type="string" calcext:value-type="string">
            <text:p>植保製字第</text:p>
            <text:p> 00240 號</text:p>
          </table:table-cell>
          <table:table-cell table:number-columns-repeated="5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白絹病</text:p>
          </table:table-cell>
          <table:table-cell table:style-name="ce6" office:value-type="string" calcext:value-type="string">
            <text:p>苦茶粕(皂素)</text:p>
          </table:table-cell>
          <table:table-cell table:style-name="ce13" office:value-type="string" calcext:value-type="string">
            <text:p>群耕 螺避靈</text:p>
          </table:table-cell>
          <table:table-cell table:style-name="ce20" office:value-type="string" calcext:value-type="string">
            <text:p>植保製字第</text:p>
            <text:p> 00248 號</text:p>
          </table:table-cell>
          <table:table-cell table:number-columns-repeated="5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白絹病</text:p>
          </table:table-cell>
          <table:table-cell table:style-name="ce6" office:value-type="string" calcext:value-type="string">
            <text:p>苦茶粕(皂素)</text:p>
          </table:table-cell>
          <table:table-cell table:style-name="ce13" office:value-type="string" calcext:value-type="string">
            <text:p>寶淨</text:p>
          </table:table-cell>
          <table:table-cell table:style-name="ce20" office:value-type="string" calcext:value-type="string">
            <text:p>植保製字第</text:p>
            <text:p> 00267 號</text:p>
          </table:table-cell>
          <table:table-cell table:number-columns-repeated="5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白絹病</text:p>
          </table:table-cell>
          <table:table-cell table:style-name="ce6" office:value-type="string" calcext:value-type="string">
            <text:p>苦茶粕(皂素)</text:p>
          </table:table-cell>
          <table:table-cell table:style-name="ce13" office:value-type="string" calcext:value-type="string">
            <text:p>微綠-茶皂精</text:p>
          </table:table-cell>
          <table:table-cell table:style-name="ce20" office:value-type="string" calcext:value-type="string">
            <text:p>植保製字第</text:p>
            <text:p> 00268 號</text:p>
          </table:table-cell>
          <table:table-cell table:number-columns-repeated="5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白絹病</text:p>
          </table:table-cell>
          <table:table-cell table:style-name="ce7" office:value-type="string" calcext:value-type="string">
            <text:p>苦茶粕(皂素)</text:p>
          </table:table-cell>
          <table:table-cell table:style-name="ce13" office:value-type="string" calcext:value-type="string">
            <text:p>微綠-密無露</text:p>
          </table:table-cell>
          <table:table-cell table:style-name="ce20" office:value-type="string" calcext:value-type="string">
            <text:p>植保製字第</text:p>
            <text:p> 00269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白粉病</text:p>
          </table:table-cell>
          <table:table-cell table:style-name="ce6" office:value-type="string" calcext:value-type="string">
            <text:p>脂肪酸鹽類</text:p>
            <text:p>(皂鹽類)</text:p>
          </table:table-cell>
          <table:table-cell table:style-name="ce13" office:value-type="string" calcext:value-type="string">
            <text:p>刺剋-掃蟲</text:p>
          </table:table-cell>
          <table:table-cell table:style-name="ce20" office:value-type="string" calcext:value-type="string">
            <text:p>植保進字第</text:p>
            <text:p> 00027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白粉病</text:p>
          </table:table-cell>
          <table:table-cell table:style-name="ce6" office:value-type="string" calcext:value-type="string">
            <text:p>脂肪酸鹽類</text:p>
            <text:p>(皂鹽類)</text:p>
          </table:table-cell>
          <table:table-cell table:style-name="ce14" office:value-type="string" calcext:value-type="string">
            <text:p>尬哩炭吉(Acaritouch)</text:p>
          </table:table-cell>
          <table:table-cell table:style-name="ce20" office:value-type="string" calcext:value-type="string">
            <text:p>植保進字第</text:p>
            <text:p> 00081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白粉病</text:p>
          </table:table-cell>
          <table:table-cell table:style-name="ce6" office:value-type="string" calcext:value-type="string">
            <text:p>脂肪酸鹽類</text:p>
            <text:p>(皂鹽類)</text:p>
          </table:table-cell>
          <table:table-cell table:style-name="ce14" office:value-type="string" calcext:value-type="string">
            <text:p>惠益青無毒廣效蟲害防護劑</text:p>
          </table:table-cell>
          <table:table-cell table:style-name="ce20" office:value-type="string" calcext:value-type="string">
            <text:p>植保製字第</text:p>
            <text:p> 00001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白粉病</text:p>
          </table:table-cell>
          <table:table-cell table:style-name="ce6" office:value-type="string" calcext:value-type="string">
            <text:p>脂肪酸鹽類</text:p>
            <text:p>(皂鹽類)</text:p>
          </table:table-cell>
          <table:table-cell table:style-name="ce13" office:value-type="string" calcext:value-type="string">
            <text:p>優堡蟎蚜農皂素</text:p>
          </table:table-cell>
          <table:table-cell table:style-name="ce20" office:value-type="string" calcext:value-type="string">
            <text:p>植保製字第</text:p>
            <text:p> 00004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白粉病</text:p>
          </table:table-cell>
          <table:table-cell table:style-name="ce6" office:value-type="string" calcext:value-type="string">
            <text:p>脂肪酸鹽類</text:p>
            <text:p>(皂鹽類)</text:p>
          </table:table-cell>
          <table:table-cell table:style-name="ce14" office:value-type="string" calcext:value-type="string">
            <text:p>農益多-農皂（insecticide</text:p>
            <text:p> soap）</text:p>
          </table:table-cell>
          <table:table-cell table:style-name="ce20" office:value-type="string" calcext:value-type="string">
            <text:p>植保製字第</text:p>
            <text:p> 00006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白粉病</text:p>
          </table:table-cell>
          <table:table-cell table:style-name="ce6" office:value-type="string" calcext:value-type="string">
            <text:p>脂肪酸鹽類</text:p>
            <text:p>(皂鹽類)</text:p>
          </table:table-cell>
          <table:table-cell table:style-name="ce13" office:value-type="string" calcext:value-type="string">
            <text:p>南王植物皂素</text:p>
          </table:table-cell>
          <table:table-cell table:style-name="ce20" office:value-type="string" calcext:value-type="string">
            <text:p>植保製字第</text:p>
            <text:p> 00008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白粉病</text:p>
          </table:table-cell>
          <table:table-cell table:style-name="ce6" office:value-type="string" calcext:value-type="string">
            <text:p>脂肪酸鹽類</text:p>
            <text:p>(皂鹽類)</text:p>
          </table:table-cell>
          <table:table-cell table:style-name="ce13" office:value-type="string" calcext:value-type="string">
            <text:p>南王百楝皂素</text:p>
          </table:table-cell>
          <table:table-cell table:style-name="ce20" office:value-type="string" calcext:value-type="string">
            <text:p>植保製字第</text:p>
            <text:p> 00079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白粉病</text:p>
          </table:table-cell>
          <table:table-cell table:style-name="ce6" office:value-type="string" calcext:value-type="string">
            <text:p>脂肪酸鹽類</text:p>
            <text:p>(皂鹽類)</text:p>
          </table:table-cell>
          <table:table-cell table:style-name="ce13" office:value-type="string" calcext:value-type="string">
            <text:p>益農牌-農皂</text:p>
          </table:table-cell>
          <table:table-cell table:style-name="ce20" office:value-type="string" calcext:value-type="string">
            <text:p>植保製字第</text:p>
            <text:p> 00080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白粉病</text:p>
          </table:table-cell>
          <table:table-cell table:style-name="ce6" office:value-type="string" calcext:value-type="string">
            <text:p>脂肪酸鹽類</text:p>
            <text:p>(皂鹽類)</text:p>
          </table:table-cell>
          <table:table-cell table:style-name="ce13" office:value-type="string" calcext:value-type="string">
            <text:p>生態博士</text:p>
          </table:table-cell>
          <table:table-cell table:style-name="ce20" office:value-type="string" calcext:value-type="string">
            <text:p>植保製字第</text:p>
            <text:p> 00107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白粉病</text:p>
          </table:table-cell>
          <table:table-cell table:style-name="ce6" office:value-type="string" calcext:value-type="string">
            <text:p>脂肪酸鹽類</text:p>
            <text:p>(皂鹽類)</text:p>
          </table:table-cell>
          <table:table-cell table:style-name="ce13" office:value-type="string" calcext:value-type="string">
            <text:p>葉子美-掃蟲</text:p>
          </table:table-cell>
          <table:table-cell table:style-name="ce20" office:value-type="string" calcext:value-type="string">
            <text:p>植保製字第</text:p>
            <text:p> 00137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白粉病</text:p>
          </table:table-cell>
          <table:table-cell table:style-name="ce6" office:value-type="string" calcext:value-type="string">
            <text:p>脂肪酸鹽類</text:p>
            <text:p>(皂鹽類)</text:p>
          </table:table-cell>
          <table:table-cell table:style-name="ce13" office:value-type="string" calcext:value-type="string">
            <text:p>綠寶脂肪酸鹽</text:p>
          </table:table-cell>
          <table:table-cell table:style-name="ce20" office:value-type="string" calcext:value-type="string">
            <text:p>植保製字第</text:p>
            <text:p> 00171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白粉病</text:p>
          </table:table-cell>
          <table:table-cell table:style-name="ce6" office:value-type="string" calcext:value-type="string">
            <text:p>脂肪酸鹽類</text:p>
            <text:p>(皂鹽類)</text:p>
          </table:table-cell>
          <table:table-cell table:style-name="ce13" office:value-type="string" calcext:value-type="string">
            <text:p>農博® 植物皂素</text:p>
          </table:table-cell>
          <table:table-cell table:style-name="ce20" office:value-type="string" calcext:value-type="string">
            <text:p>植保製字第</text:p>
            <text:p> 00200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白粉病</text:p>
          </table:table-cell>
          <table:table-cell table:style-name="ce6" office:value-type="string" calcext:value-type="string">
            <text:p>脂肪酸鹽類</text:p>
            <text:p>(皂鹽類)</text:p>
          </table:table-cell>
          <table:table-cell table:style-name="ce14" office:value-type="string" calcext:value-type="string">
            <text:p>新力淨-脂肪酸鹽類皂素</text:p>
          </table:table-cell>
          <table:table-cell table:style-name="ce20" office:value-type="string" calcext:value-type="string">
            <text:p>植保製字第</text:p>
            <text:p> 00202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白粉病</text:p>
          </table:table-cell>
          <table:table-cell table:style-name="ce6" office:value-type="string" calcext:value-type="string">
            <text:p>脂肪酸鹽類</text:p>
            <text:p>(皂鹽類)</text:p>
          </table:table-cell>
          <table:table-cell table:style-name="ce13" office:value-type="string" calcext:value-type="string">
            <text:p>蔬潔</text:p>
          </table:table-cell>
          <table:table-cell table:style-name="ce20" office:value-type="string" calcext:value-type="string">
            <text:p>植保製字第</text:p>
            <text:p> 00239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白粉病</text:p>
          </table:table-cell>
          <table:table-cell table:style-name="ce6" office:value-type="string" calcext:value-type="string">
            <text:p>脂肪酸鹽類</text:p>
            <text:p>(皂鹽類)</text:p>
          </table:table-cell>
          <table:table-cell table:style-name="ce13" office:value-type="string" calcext:value-type="string">
            <text:p>微綠-皂醋液</text:p>
          </table:table-cell>
          <table:table-cell table:style-name="ce20" office:value-type="string" calcext:value-type="string">
            <text:p>植保製字第</text:p>
            <text:p> 00263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白粉病</text:p>
          </table:table-cell>
          <table:table-cell table:style-name="ce6" office:value-type="string" calcext:value-type="string">
            <text:p>脂肪酸鹽類</text:p>
            <text:p>(皂鹽類)</text:p>
          </table:table-cell>
          <table:table-cell table:style-name="ce13" office:value-type="string" calcext:value-type="string">
            <text:p>矽專家-矽酸鉀皂</text:p>
          </table:table-cell>
          <table:table-cell table:style-name="ce20" office:value-type="string" calcext:value-type="string">
            <text:p>植保製字第</text:p>
            <text:p> 00264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白粉病</text:p>
          </table:table-cell>
          <table:table-cell table:style-name="ce6" office:value-type="string" calcext:value-type="string">
            <text:p>脂肪酸鹽類</text:p>
            <text:p>(皂鹽類)</text:p>
          </table:table-cell>
          <table:table-cell table:style-name="ce13" office:value-type="string" calcext:value-type="string">
            <text:p>微綠-密無露</text:p>
          </table:table-cell>
          <table:table-cell table:style-name="ce20" office:value-type="string" calcext:value-type="string">
            <text:p>植保製字第</text:p>
            <text:p> 00269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白粉病</text:p>
          </table:table-cell>
          <table:table-cell table:style-name="ce4" office:value-type="string" calcext:value-type="string">
            <text:p>食品類</text:p>
          </table:table-cell>
          <table:table-cell table:style-name="ce4" office:value-type="string" calcext:value-type="string">
            <text:p>哈帕油</text:p>
          </table:table-cell>
          <table:table-cell table:style-name="ce4" office:value-type="string" calcext:value-type="string">
            <text:p>植保進字第</text:p>
            <text:p>00050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白粉病</text:p>
          </table:table-cell>
          <table:table-cell table:style-name="ce4" office:value-type="string" calcext:value-type="string">
            <text:p>食品類</text:p>
          </table:table-cell>
          <table:table-cell table:style-name="ce4" office:value-type="string" calcext:value-type="string">
            <text:p>良農葵克立</text:p>
          </table:table-cell>
          <table:table-cell table:style-name="ce3" office:value-type="string" calcext:value-type="string">
            <text:p>植保進字第 00041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白粉病</text:p>
          </table:table-cell>
          <table:table-cell table:style-name="ce4" office:value-type="string" calcext:value-type="string">
            <text:p>食品類</text:p>
          </table:table-cell>
          <table:table-cell table:style-name="ce4" office:value-type="string" calcext:value-type="string">
            <text:p>油露安</text:p>
          </table:table-cell>
          <table:table-cell table:style-name="ce4" office:value-type="string" calcext:value-type="string">
            <text:p>植保進字第</text:p>
            <text:p>00068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白粉病</text:p>
          </table:table-cell>
          <table:table-cell table:style-name="ce4" office:value-type="string" calcext:value-type="string">
            <text:p>食品類</text:p>
          </table:table-cell>
          <table:table-cell table:style-name="ce4" office:value-type="string" calcext:value-type="string">
            <text:p>葵剋蟲</text:p>
          </table:table-cell>
          <table:table-cell table:style-name="ce4" office:value-type="string" calcext:value-type="string">
            <text:p>植保進字第</text:p>
            <text:p>00077 號</text:p>
          </table:table-cell>
          <table:table-cell table:number-columns-repeated="5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白粉病</text:p>
          </table:table-cell>
          <table:table-cell table:style-name="ce8" office:value-type="string" calcext:value-type="string">
            <text:p>食品類</text:p>
          </table:table-cell>
          <table:table-cell table:style-name="ce8" office:value-type="string" calcext:value-type="string">
            <text:p>泰沒蟎</text:p>
          </table:table-cell>
          <table:table-cell table:style-name="ce8" office:value-type="string" calcext:value-type="string">
            <text:p>植保進字第</text:p>
            <text:p>00166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炭疽病</text:p>
          </table:table-cell>
          <table:table-cell table:style-name="ce6" office:value-type="string" calcext:value-type="string">
            <text:p>中性化亞磷酸</text:p>
          </table:table-cell>
          <table:table-cell table:style-name="ce13" office:value-type="string" calcext:value-type="string">
            <text:p>保得盛®</text:p>
          </table:table-cell>
          <table:table-cell table:style-name="ce20" office:value-type="string" calcext:value-type="string">
            <text:p>植保進字第</text:p>
            <text:p> 00068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炭疽病</text:p>
          </table:table-cell>
          <table:table-cell table:style-name="ce6" office:value-type="string" calcext:value-type="string">
            <text:p>中性化亞磷酸</text:p>
          </table:table-cell>
          <table:table-cell table:style-name="ce13" office:value-type="string" calcext:value-type="string">
            <text:p>保祝勇®</text:p>
          </table:table-cell>
          <table:table-cell table:style-name="ce20" office:value-type="string" calcext:value-type="string">
            <text:p>植保進字第</text:p>
            <text:p> 00084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炭疽病</text:p>
          </table:table-cell>
          <table:table-cell table:style-name="ce6" office:value-type="string" calcext:value-type="string">
            <text:p>中性化亞磷酸</text:p>
          </table:table-cell>
          <table:table-cell table:style-name="ce13" office:value-type="string" calcext:value-type="string">
            <text:p>健立保</text:p>
          </table:table-cell>
          <table:table-cell table:style-name="ce20" office:value-type="string" calcext:value-type="string">
            <text:p>植保進字第</text:p>
            <text:p> 00086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炭疽病</text:p>
          </table:table-cell>
          <table:table-cell table:style-name="ce6" office:value-type="string" calcext:value-type="string">
            <text:p>中性化亞磷酸</text:p>
          </table:table-cell>
          <table:table-cell table:style-name="ce13" office:value-type="string" calcext:value-type="string">
            <text:p>疫點靈</text:p>
          </table:table-cell>
          <table:table-cell table:style-name="ce20" office:value-type="string" calcext:value-type="string">
            <text:p>植保製字第</text:p>
            <text:p> 00180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炭疽病</text:p>
          </table:table-cell>
          <table:table-cell table:style-name="ce6" office:value-type="string" calcext:value-type="string">
            <text:p>中性化亞磷酸</text:p>
          </table:table-cell>
          <table:table-cell table:style-name="ce13" office:value-type="string" calcext:value-type="string">
            <text:p>合亦美-亞磷酸</text:p>
          </table:table-cell>
          <table:table-cell table:style-name="ce20" office:value-type="string" calcext:value-type="string">
            <text:p>植保製字第</text:p>
            <text:p> 00195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炭疽病</text:p>
          </table:table-cell>
          <table:table-cell table:style-name="ce6" office:value-type="string" calcext:value-type="string">
            <text:p>中性化亞磷酸</text:p>
          </table:table-cell>
          <table:table-cell table:style-name="ce13" office:value-type="string" calcext:value-type="string">
            <text:p>台速顧真好</text:p>
          </table:table-cell>
          <table:table-cell table:style-name="ce20" office:value-type="string" calcext:value-type="string">
            <text:p>植保製字第</text:p>
            <text:p> 00228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炭疽病</text:p>
          </table:table-cell>
          <table:table-cell table:style-name="ce7" office:value-type="string" calcext:value-type="string">
            <text:p>中性化亞磷酸</text:p>
          </table:table-cell>
          <table:table-cell table:style-name="ce13" office:value-type="string" calcext:value-type="string">
            <text:p>除疫寶</text:p>
          </table:table-cell>
          <table:table-cell table:style-name="ce20" office:value-type="string" calcext:value-type="string">
            <text:p>植保製字第</text:p>
            <text:p> 00253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炭疽病</text:p>
          </table:table-cell>
          <table:table-cell table:style-name="ce6" office:value-type="string" calcext:value-type="string">
            <text:p>中性化亞磷酸</text:p>
          </table:table-cell>
          <table:table-cell table:style-name="ce13" office:value-type="string" calcext:value-type="string">
            <text:p>保得盛®</text:p>
          </table:table-cell>
          <table:table-cell table:style-name="ce20" office:value-type="string" calcext:value-type="string">
            <text:p>植保進字第</text:p>
            <text:p> 00068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炭疽病</text:p>
          </table:table-cell>
          <table:table-cell table:style-name="ce6" office:value-type="string" calcext:value-type="string">
            <text:p>中性化亞磷酸</text:p>
          </table:table-cell>
          <table:table-cell table:style-name="ce13" office:value-type="string" calcext:value-type="string">
            <text:p>保祝勇®</text:p>
          </table:table-cell>
          <table:table-cell table:style-name="ce20" office:value-type="string" calcext:value-type="string">
            <text:p>植保進字第</text:p>
            <text:p> 00084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炭疽病</text:p>
          </table:table-cell>
          <table:table-cell table:style-name="ce6" office:value-type="string" calcext:value-type="string">
            <text:p>中性化亞磷酸</text:p>
          </table:table-cell>
          <table:table-cell table:style-name="ce13" office:value-type="string" calcext:value-type="string">
            <text:p>健立保</text:p>
          </table:table-cell>
          <table:table-cell table:style-name="ce20" office:value-type="string" calcext:value-type="string">
            <text:p>植保進字第</text:p>
            <text:p> 00086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炭疽病</text:p>
          </table:table-cell>
          <table:table-cell table:style-name="ce6" office:value-type="string" calcext:value-type="string">
            <text:p>中性化亞磷酸</text:p>
          </table:table-cell>
          <table:table-cell table:style-name="ce13" office:value-type="string" calcext:value-type="string">
            <text:p>疫點靈</text:p>
          </table:table-cell>
          <table:table-cell table:style-name="ce20" office:value-type="string" calcext:value-type="string">
            <text:p>植保製字第</text:p>
            <text:p> 00180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炭疽病</text:p>
          </table:table-cell>
          <table:table-cell table:style-name="ce6" office:value-type="string" calcext:value-type="string">
            <text:p>中性化亞磷酸</text:p>
          </table:table-cell>
          <table:table-cell table:style-name="ce13" office:value-type="string" calcext:value-type="string">
            <text:p>合亦美-亞磷酸</text:p>
          </table:table-cell>
          <table:table-cell table:style-name="ce20" office:value-type="string" calcext:value-type="string">
            <text:p>植保製字第</text:p>
            <text:p> 00195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炭疽病</text:p>
          </table:table-cell>
          <table:table-cell table:style-name="ce6" office:value-type="string" calcext:value-type="string">
            <text:p>中性化亞磷酸</text:p>
          </table:table-cell>
          <table:table-cell table:style-name="ce13" office:value-type="string" calcext:value-type="string">
            <text:p>台速顧真好</text:p>
          </table:table-cell>
          <table:table-cell table:style-name="ce20" office:value-type="string" calcext:value-type="string">
            <text:p>植保製字第</text:p>
            <text:p> 00228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炭疽病</text:p>
          </table:table-cell>
          <table:table-cell table:style-name="ce6" office:value-type="string" calcext:value-type="string">
            <text:p>中性化亞磷酸</text:p>
          </table:table-cell>
          <table:table-cell table:style-name="ce13" office:value-type="string" calcext:value-type="string">
            <text:p>除疫寶</text:p>
          </table:table-cell>
          <table:table-cell table:style-name="ce20" office:value-type="string" calcext:value-type="string">
            <text:p>植保製字第</text:p>
            <text:p> 00253 號</text:p>
          </table:table-cell>
          <table:table-cell table:number-columns-repeated="59"/>
        </table:table-row>
        <table:table-row table:style-name="ro1">
          <table:table-cell table:style-name="ce1"/>
          <table:table-cell table:style-name="ce3" office:value-type="string" calcext:value-type="string">
            <text:p>猝倒病-腐霉菌</text:p>
          </table:table-cell>
          <table:table-cell table:style-name="ce6" office:value-type="string" calcext:value-type="string">
            <text:p>中性化亞磷酸</text:p>
          </table:table-cell>
          <table:table-cell table:style-name="ce13" office:value-type="string" calcext:value-type="string">
            <text:p>保得盛®</text:p>
          </table:table-cell>
          <table:table-cell table:style-name="ce20" office:value-type="string" calcext:value-type="string">
            <text:p>植保進字第</text:p>
            <text:p> 00068 號</text:p>
          </table:table-cell>
          <table:table-cell table:number-columns-repeated="59"/>
        </table:table-row>
        <table:table-row table:style-name="ro1">
          <table:table-cell table:style-name="ce1"/>
          <table:table-cell table:style-name="ce3" office:value-type="string" calcext:value-type="string">
            <text:p>猝倒病-腐霉菌</text:p>
          </table:table-cell>
          <table:table-cell table:style-name="ce6" office:value-type="string" calcext:value-type="string">
            <text:p>中性化亞磷酸</text:p>
          </table:table-cell>
          <table:table-cell table:style-name="ce13" office:value-type="string" calcext:value-type="string">
            <text:p>保祝勇®</text:p>
          </table:table-cell>
          <table:table-cell table:style-name="ce20" office:value-type="string" calcext:value-type="string">
            <text:p>植保進字第</text:p>
            <text:p> 00084 號</text:p>
          </table:table-cell>
          <table:table-cell table:number-columns-repeated="59"/>
        </table:table-row>
        <table:table-row table:style-name="ro1">
          <table:table-cell table:style-name="ce1"/>
          <table:table-cell table:style-name="ce3" office:value-type="string" calcext:value-type="string">
            <text:p>猝倒病-腐霉菌</text:p>
          </table:table-cell>
          <table:table-cell table:style-name="ce6" office:value-type="string" calcext:value-type="string">
            <text:p>中性化亞磷酸</text:p>
          </table:table-cell>
          <table:table-cell table:style-name="ce13" office:value-type="string" calcext:value-type="string">
            <text:p>健立保</text:p>
          </table:table-cell>
          <table:table-cell table:style-name="ce20" office:value-type="string" calcext:value-type="string">
            <text:p>植保進字第</text:p>
            <text:p> 00086 號</text:p>
          </table:table-cell>
          <table:table-cell table:number-columns-repeated="59"/>
        </table:table-row>
        <table:table-row table:style-name="ro1">
          <table:table-cell table:style-name="ce1"/>
          <table:table-cell table:style-name="ce3" office:value-type="string" calcext:value-type="string">
            <text:p>猝倒病-腐霉菌</text:p>
          </table:table-cell>
          <table:table-cell table:style-name="ce6" office:value-type="string" calcext:value-type="string">
            <text:p>中性化亞磷酸</text:p>
          </table:table-cell>
          <table:table-cell table:style-name="ce13" office:value-type="string" calcext:value-type="string">
            <text:p>疫點靈</text:p>
          </table:table-cell>
          <table:table-cell table:style-name="ce20" office:value-type="string" calcext:value-type="string">
            <text:p>植保製字第</text:p>
            <text:p> 00180 號</text:p>
          </table:table-cell>
          <table:table-cell table:number-columns-repeated="59"/>
        </table:table-row>
        <table:table-row table:style-name="ro1">
          <table:table-cell table:style-name="ce1"/>
          <table:table-cell table:style-name="ce3" office:value-type="string" calcext:value-type="string">
            <text:p>猝倒病-腐霉菌</text:p>
          </table:table-cell>
          <table:table-cell table:style-name="ce6" office:value-type="string" calcext:value-type="string">
            <text:p>中性化亞磷酸</text:p>
          </table:table-cell>
          <table:table-cell table:style-name="ce13" office:value-type="string" calcext:value-type="string">
            <text:p>合亦美-亞磷酸</text:p>
          </table:table-cell>
          <table:table-cell table:style-name="ce20" office:value-type="string" calcext:value-type="string">
            <text:p>植保製字第</text:p>
            <text:p> 00195 號</text:p>
          </table:table-cell>
          <table:table-cell table:number-columns-repeated="59"/>
        </table:table-row>
        <table:table-row table:style-name="ro1">
          <table:table-cell table:style-name="ce1"/>
          <table:table-cell table:style-name="ce3" office:value-type="string" calcext:value-type="string">
            <text:p>猝倒病-腐霉菌</text:p>
          </table:table-cell>
          <table:table-cell table:style-name="ce6" office:value-type="string" calcext:value-type="string">
            <text:p>中性化亞磷酸</text:p>
          </table:table-cell>
          <table:table-cell table:style-name="ce13" office:value-type="string" calcext:value-type="string">
            <text:p>台速顧真好</text:p>
          </table:table-cell>
          <table:table-cell table:style-name="ce20" office:value-type="string" calcext:value-type="string">
            <text:p>植保製字第</text:p>
            <text:p> 00228 號</text:p>
          </table:table-cell>
          <table:table-cell table:number-columns-repeated="59"/>
        </table:table-row>
        <table:table-row table:style-name="ro1">
          <table:table-cell table:style-name="ce1"/>
          <table:table-cell table:style-name="ce3" office:value-type="string" calcext:value-type="string">
            <text:p>猝倒病-腐霉菌</text:p>
          </table:table-cell>
          <table:table-cell table:style-name="ce7" office:value-type="string" calcext:value-type="string">
            <text:p>中性化亞磷酸</text:p>
          </table:table-cell>
          <table:table-cell table:style-name="ce13" office:value-type="string" calcext:value-type="string">
            <text:p>除疫寶</text:p>
          </table:table-cell>
          <table:table-cell table:style-name="ce20" office:value-type="string" calcext:value-type="string">
            <text:p>植保製字第</text:p>
            <text:p> 00253 號</text:p>
          </table:table-cell>
          <table:table-cell table:number-columns-repeated="59"/>
        </table:table-row>
        <table:table-row table:style-name="ro1">
          <table:table-cell table:style-name="ce1"/>
          <table:table-cell table:style-name="ce3" office:value-type="string" calcext:value-type="string">
            <text:p>猝倒病-腐霉菌</text:p>
          </table:table-cell>
          <table:table-cell table:style-name="ce6" office:value-type="string" calcext:value-type="string">
            <text:p>中性化亞磷酸</text:p>
          </table:table-cell>
          <table:table-cell table:style-name="ce13" office:value-type="string" calcext:value-type="string">
            <text:p>保得盛®</text:p>
          </table:table-cell>
          <table:table-cell table:style-name="ce20" office:value-type="string" calcext:value-type="string">
            <text:p>植保進字第</text:p>
            <text:p> 00068 號</text:p>
          </table:table-cell>
          <table:table-cell table:number-columns-repeated="59"/>
        </table:table-row>
        <table:table-row table:style-name="ro1">
          <table:table-cell table:style-name="ce1"/>
          <table:table-cell table:style-name="ce3" office:value-type="string" calcext:value-type="string">
            <text:p>猝倒病-腐霉菌</text:p>
          </table:table-cell>
          <table:table-cell table:style-name="ce6" office:value-type="string" calcext:value-type="string">
            <text:p>中性化亞磷酸</text:p>
          </table:table-cell>
          <table:table-cell table:style-name="ce13" office:value-type="string" calcext:value-type="string">
            <text:p>保祝勇®</text:p>
          </table:table-cell>
          <table:table-cell table:style-name="ce20" office:value-type="string" calcext:value-type="string">
            <text:p>植保進字第</text:p>
            <text:p> 00084 號</text:p>
          </table:table-cell>
          <table:table-cell table:number-columns-repeated="59"/>
        </table:table-row>
        <table:table-row table:style-name="ro1">
          <table:table-cell table:style-name="ce1"/>
          <table:table-cell table:style-name="ce3" office:value-type="string" calcext:value-type="string">
            <text:p>猝倒病-腐霉菌</text:p>
          </table:table-cell>
          <table:table-cell table:style-name="ce6" office:value-type="string" calcext:value-type="string">
            <text:p>中性化亞磷酸</text:p>
          </table:table-cell>
          <table:table-cell table:style-name="ce13" office:value-type="string" calcext:value-type="string">
            <text:p>健立保</text:p>
          </table:table-cell>
          <table:table-cell table:style-name="ce20" office:value-type="string" calcext:value-type="string">
            <text:p>植保進字第</text:p>
            <text:p> 00086 號</text:p>
          </table:table-cell>
          <table:table-cell table:number-columns-repeated="59"/>
        </table:table-row>
        <table:table-row table:style-name="ro1">
          <table:table-cell table:style-name="ce1"/>
          <table:table-cell table:style-name="ce3" office:value-type="string" calcext:value-type="string">
            <text:p>猝倒病-腐霉菌</text:p>
          </table:table-cell>
          <table:table-cell table:style-name="ce6" office:value-type="string" calcext:value-type="string">
            <text:p>中性化亞磷酸</text:p>
          </table:table-cell>
          <table:table-cell table:style-name="ce13" office:value-type="string" calcext:value-type="string">
            <text:p>疫點靈</text:p>
          </table:table-cell>
          <table:table-cell table:style-name="ce20" office:value-type="string" calcext:value-type="string">
            <text:p>植保製字第</text:p>
            <text:p> 00180 號</text:p>
          </table:table-cell>
          <table:table-cell table:number-columns-repeated="59"/>
        </table:table-row>
        <table:table-row table:style-name="ro1">
          <table:table-cell table:style-name="ce1"/>
          <table:table-cell table:style-name="ce3" office:value-type="string" calcext:value-type="string">
            <text:p>猝倒病-腐霉菌</text:p>
          </table:table-cell>
          <table:table-cell table:style-name="ce6" office:value-type="string" calcext:value-type="string">
            <text:p>中性化亞磷酸</text:p>
          </table:table-cell>
          <table:table-cell table:style-name="ce13" office:value-type="string" calcext:value-type="string">
            <text:p>合亦美-亞磷酸</text:p>
          </table:table-cell>
          <table:table-cell table:style-name="ce20" office:value-type="string" calcext:value-type="string">
            <text:p>植保製字第</text:p>
            <text:p> 00195 號</text:p>
          </table:table-cell>
          <table:table-cell table:number-columns-repeated="59"/>
        </table:table-row>
        <table:table-row table:style-name="ro1">
          <table:table-cell table:style-name="ce1"/>
          <table:table-cell table:style-name="ce3" office:value-type="string" calcext:value-type="string">
            <text:p>猝倒病-腐霉菌</text:p>
          </table:table-cell>
          <table:table-cell table:style-name="ce6" office:value-type="string" calcext:value-type="string">
            <text:p>中性化亞磷酸</text:p>
          </table:table-cell>
          <table:table-cell table:style-name="ce13" office:value-type="string" calcext:value-type="string">
            <text:p>台速顧真好</text:p>
          </table:table-cell>
          <table:table-cell table:style-name="ce20" office:value-type="string" calcext:value-type="string">
            <text:p>植保製字第</text:p>
            <text:p> 00228 號</text:p>
          </table:table-cell>
          <table:table-cell table:number-columns-repeated="59"/>
        </table:table-row>
        <table:table-row table:style-name="ro1">
          <table:table-cell table:style-name="ce1"/>
          <table:table-cell table:style-name="ce3" office:value-type="string" calcext:value-type="string">
            <text:p>猝倒病-腐霉菌</text:p>
          </table:table-cell>
          <table:table-cell table:style-name="ce6" office:value-type="string" calcext:value-type="string">
            <text:p>中性化亞磷酸</text:p>
          </table:table-cell>
          <table:table-cell table:style-name="ce13" office:value-type="string" calcext:value-type="string">
            <text:p>除疫寶</text:p>
          </table:table-cell>
          <table:table-cell table:style-name="ce20" office:value-type="string" calcext:value-type="string">
            <text:p>植保製字第</text:p>
            <text:p> 00253 號</text:p>
          </table:table-cell>
          <table:table-cell table:number-columns-repeated="5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白粉病</text:p>
          </table:table-cell>
          <table:table-cell table:style-name="ce6" office:value-type="string" calcext:value-type="string">
            <text:p>8食品細項</text:p>
          </table:table-cell>
          <table:table-cell table:style-name="ce12" office:value-type="string" calcext:value-type="string">
            <text:p>哈帕油</text:p>
          </table:table-cell>
          <table:table-cell table:style-name="ce19" office:value-type="string" calcext:value-type="string">
            <text:p>植保進字第</text:p>
            <text:p> 00050 號</text:p>
          </table:table-cell>
          <table:table-cell table:number-columns-repeated="5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白粉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田園樂</text:p>
          </table:table-cell>
          <table:table-cell table:style-name="ce21" office:value-type="string" calcext:value-type="string">
            <text:p>植保進字第</text:p>
            <text:p> 00057 號</text:p>
          </table:table-cell>
          <table:table-cell table:number-columns-repeated="5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白粉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世多樂-樂透寶</text:p>
          </table:table-cell>
          <table:table-cell table:style-name="ce21" office:value-type="string" calcext:value-type="string">
            <text:p>植保進字第</text:p>
            <text:p> 00062 號</text:p>
          </table:table-cell>
          <table:table-cell table:number-columns-repeated="5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白粉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蔬福油 SUFFOIL</text:p>
          </table:table-cell>
          <table:table-cell table:style-name="ce21" office:value-type="string" calcext:value-type="string">
            <text:p>植保進字第</text:p>
            <text:p> 00065 號</text:p>
          </table:table-cell>
          <table:table-cell table:number-columns-repeated="5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白粉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菲尚讚</text:p>
          </table:table-cell>
          <table:table-cell table:style-name="ce21" office:value-type="string" calcext:value-type="string">
            <text:p>植保進字第</text:p>
            <text:p> 00066 號</text:p>
          </table:table-cell>
          <table:table-cell table:number-columns-repeated="5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白粉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保濕傑</text:p>
          </table:table-cell>
          <table:table-cell table:style-name="ce21" office:value-type="string" calcext:value-type="string">
            <text:p>植保進字第</text:p>
            <text:p> 00077 號</text:p>
          </table:table-cell>
          <table:table-cell table:number-columns-repeated="5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白粉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金好用</text:p>
          </table:table-cell>
          <table:table-cell table:style-name="ce21" office:value-type="string" calcext:value-type="string">
            <text:p>植保製字第</text:p>
            <text:p> 00002 號</text:p>
          </table:table-cell>
          <table:table-cell table:number-columns-repeated="5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白粉病</text:p>
          </table:table-cell>
          <table:table-cell table:style-name="ce6" office:value-type="string" calcext:value-type="string">
            <text:p>8食品細項</text:p>
          </table:table-cell>
          <table:table-cell table:style-name="ce13" office:value-type="string" calcext:value-type="string">
            <text:p>良農葵克立</text:p>
          </table:table-cell>
          <table:table-cell table:style-name="ce20" office:value-type="string" calcext:value-type="string">
            <text:p>植保製字第</text:p>
            <text:p> 00041 號</text:p>
          </table:table-cell>
          <table:table-cell table:number-columns-repeated="5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白粉病</text:p>
          </table:table-cell>
          <table:table-cell table:style-name="ce4" office:value-type="string" calcext:value-type="string">
            <text:p>8食品細項</text:p>
          </table:table-cell>
          <table:table-cell table:style-name="ce15" office:value-type="string" calcext:value-type="string">
            <text:p>地球村葵無露</text:p>
          </table:table-cell>
          <table:table-cell table:style-name="ce21" office:value-type="string" calcext:value-type="string">
            <text:p>植保製字第00042 號</text:p>
          </table:table-cell>
          <table:table-cell table:number-columns-repeated="5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白粉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巨聖 GTS-水溶性葵花精</text:p>
            <text:p> 露</text:p>
          </table:table-cell>
          <table:table-cell table:style-name="ce21" office:value-type="string" calcext:value-type="string">
            <text:p>植保製字第</text:p>
            <text:p> 00048 號</text:p>
          </table:table-cell>
          <table:table-cell table:number-columns-repeated="5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白粉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聯安葵花寶</text:p>
          </table:table-cell>
          <table:table-cell table:style-name="ce21" office:value-type="string" calcext:value-type="string">
            <text:p>植保製字第</text:p>
            <text:p> 00054 號</text:p>
          </table:table-cell>
          <table:table-cell table:number-columns-repeated="5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白粉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金健康 6 號</text:p>
          </table:table-cell>
          <table:table-cell table:style-name="ce21" office:value-type="string" calcext:value-type="string">
            <text:p>植保製字第</text:p>
            <text:p> 00067 號</text:p>
          </table:table-cell>
          <table:table-cell table:number-columns-repeated="5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白粉病</text:p>
          </table:table-cell>
          <table:table-cell table:style-name="ce6" office:value-type="string" calcext:value-type="string">
            <text:p>8食品細項</text:p>
          </table:table-cell>
          <table:table-cell table:style-name="ce13" office:value-type="string" calcext:value-type="string">
            <text:p>油露安</text:p>
          </table:table-cell>
          <table:table-cell table:style-name="ce20" office:value-type="string" calcext:value-type="string">
            <text:p>植保製字第</text:p>
            <text:p> 00068 號</text:p>
          </table:table-cell>
          <table:table-cell table:number-columns-repeated="5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白粉病</text:p>
          </table:table-cell>
          <table:table-cell table:style-name="ce6" office:value-type="string" calcext:value-type="string">
            <text:p>8食品細項</text:p>
          </table:table-cell>
          <table:table-cell table:style-name="ce13" office:value-type="string" calcext:value-type="string">
            <text:p>葵剋蟲</text:p>
          </table:table-cell>
          <table:table-cell table:style-name="ce20" office:value-type="string" calcext:value-type="string">
            <text:p>植保製字第</text:p>
            <text:p> 00077 號</text:p>
          </table:table-cell>
          <table:table-cell table:number-columns-repeated="5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白粉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淨園</text:p>
          </table:table-cell>
          <table:table-cell table:style-name="ce21" office:value-type="string" calcext:value-type="string">
            <text:p>植保製字第</text:p>
            <text:p> 00100 號</text:p>
          </table:table-cell>
          <table:table-cell table:number-columns-repeated="5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白粉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葵伏蟲</text:p>
          </table:table-cell>
          <table:table-cell table:style-name="ce21" office:value-type="string" calcext:value-type="string">
            <text:p>植保製字第</text:p>
            <text:p> 00110 號</text:p>
          </table:table-cell>
          <table:table-cell table:number-columns-repeated="5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白粉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作物油</text:p>
          </table:table-cell>
          <table:table-cell table:style-name="ce21" office:value-type="string" calcext:value-type="string">
            <text:p>植保製字第</text:p>
            <text:p> 00132 號</text:p>
          </table:table-cell>
          <table:table-cell table:number-columns-repeated="5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白粉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淨露 1 號-奈米級葵花油</text:p>
            <text:p> 乳劑</text:p>
          </table:table-cell>
          <table:table-cell table:style-name="ce21" office:value-type="string" calcext:value-type="string">
            <text:p>植保製字第</text:p>
            <text:p> 00138 號</text:p>
          </table:table-cell>
          <table:table-cell table:number-columns-repeated="5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白粉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淨露 2 號-奈米級葵花油乳劑</text:p>
          </table:table-cell>
          <table:table-cell table:style-name="ce21" office:value-type="string" calcext:value-type="string">
            <text:p>植保製字第</text:p>
            <text:p> 00139 號</text:p>
          </table:table-cell>
          <table:table-cell table:number-columns-repeated="5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白粉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植物黏膜劑</text:p>
          </table:table-cell>
          <table:table-cell table:style-name="ce21" office:value-type="string" calcext:value-type="string">
            <text:p>植保製字第</text:p>
            <text:p> 00145 號</text:p>
          </table:table-cell>
          <table:table-cell table:number-columns-repeated="5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白粉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奕葳</text:p>
          </table:table-cell>
          <table:table-cell table:style-name="ce21" office:value-type="string" calcext:value-type="string">
            <text:p>植保製字第</text:p>
            <text:p> 00165 號</text:p>
          </table:table-cell>
          <table:table-cell table:number-columns-repeated="5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白粉病</text:p>
          </table:table-cell>
          <table:table-cell table:style-name="ce6" office:value-type="string" calcext:value-type="string">
            <text:p>8食品細項</text:p>
          </table:table-cell>
          <table:table-cell table:style-name="ce13" office:value-type="string" calcext:value-type="string">
            <text:p>泰沒蟎</text:p>
          </table:table-cell>
          <table:table-cell table:style-name="ce20" office:value-type="string" calcext:value-type="string">
            <text:p>植保製字第</text:p>
            <text:p> 00166 號</text:p>
          </table:table-cell>
          <table:table-cell table:number-columns-repeated="5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白粉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植物保</text:p>
          </table:table-cell>
          <table:table-cell table:style-name="ce21" office:value-type="string" calcext:value-type="string">
            <text:p>植保製字第</text:p>
            <text:p> 00174 號</text:p>
          </table:table-cell>
          <table:table-cell table:number-columns-repeated="5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白粉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沅渼美滿</text:p>
          </table:table-cell>
          <table:table-cell table:style-name="ce21" office:value-type="string" calcext:value-type="string">
            <text:p>植保製字第</text:p>
            <text:p> 00175 號</text:p>
          </table:table-cell>
          <table:table-cell table:number-columns-repeated="5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白粉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植物被膜劑</text:p>
          </table:table-cell>
          <table:table-cell table:style-name="ce21" office:value-type="string" calcext:value-type="string">
            <text:p>植保製字第</text:p>
            <text:p> 00183 號</text:p>
          </table:table-cell>
          <table:table-cell table:number-columns-repeated="5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白粉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綠寶植物油</text:p>
          </table:table-cell>
          <table:table-cell table:style-name="ce21" office:value-type="string" calcext:value-type="string">
            <text:p>植保製字第</text:p>
            <text:p> 00187 號</text:p>
          </table:table-cell>
          <table:table-cell table:number-columns-repeated="5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白粉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東生堂-防蟲精華劑</text:p>
          </table:table-cell>
          <table:table-cell table:style-name="ce21" office:value-type="string" calcext:value-type="string">
            <text:p>植保製字第</text:p>
            <text:p> 00197 號</text:p>
          </table:table-cell>
          <table:table-cell table:number-columns-repeated="5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白粉病</text:p>
          </table:table-cell>
          <table:table-cell table:style-name="ce6" office:value-type="string" calcext:value-type="string">
            <text:p>8食品細項</text:p>
          </table:table-cell>
          <table:table-cell table:style-name="ce13" office:value-type="string" calcext:value-type="string">
            <text:p>苦苦露防護液</text:p>
          </table:table-cell>
          <table:table-cell table:style-name="ce20" office:value-type="string" calcext:value-type="string">
            <text:p>植保製字第</text:p>
            <text:p> 00198 號</text:p>
          </table:table-cell>
          <table:table-cell table:number-columns-repeated="5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白粉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沅渼淨符</text:p>
          </table:table-cell>
          <table:table-cell table:style-name="ce21" office:value-type="string" calcext:value-type="string">
            <text:p>植保製字第</text:p>
            <text:p> 00199 號</text:p>
          </table:table-cell>
          <table:table-cell table:number-columns-repeated="5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白粉病</text:p>
          </table:table-cell>
          <table:table-cell table:style-name="ce4" office:value-type="string" calcext:value-type="string">
            <text:p>8食品細項</text:p>
          </table:table-cell>
          <table:table-cell table:style-name="ce15" office:value-type="string" calcext:value-type="string">
            <text:p>喜來樂液</text:p>
          </table:table-cell>
          <table:table-cell table:style-name="ce21" office:value-type="string" calcext:value-type="string">
            <text:p>植保製字第</text:p>
            <text:p> 00213 號</text:p>
          </table:table-cell>
          <table:table-cell table:number-columns-repeated="5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白粉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綠葳</text:p>
          </table:table-cell>
          <table:table-cell table:style-name="ce21" office:value-type="string" calcext:value-type="string">
            <text:p>植保製字第</text:p>
            <text:p> 00214 號</text:p>
          </table:table-cell>
          <table:table-cell table:number-columns-repeated="5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早疫病</text:p>
          </table:table-cell>
          <table:table-cell table:style-name="ce6" office:value-type="string" calcext:value-type="string">
            <text:p>8食品細項</text:p>
          </table:table-cell>
          <table:table-cell table:style-name="ce13" office:value-type="string" calcext:value-type="string">
            <text:p>哈帕油</text:p>
          </table:table-cell>
          <table:table-cell table:style-name="ce20" office:value-type="string" calcext:value-type="string">
            <text:p>植保進字第</text:p>
            <text:p> 00050 號</text:p>
          </table:table-cell>
          <table:table-cell table:number-columns-repeated="5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早疫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田園樂</text:p>
          </table:table-cell>
          <table:table-cell table:style-name="ce21" office:value-type="string" calcext:value-type="string">
            <text:p>植保進字第</text:p>
            <text:p> 00057 號</text:p>
          </table:table-cell>
          <table:table-cell table:number-columns-repeated="5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早疫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世多樂-樂透寶</text:p>
          </table:table-cell>
          <table:table-cell table:style-name="ce21" office:value-type="string" calcext:value-type="string">
            <text:p>植保進字第</text:p>
            <text:p> 00062 號</text:p>
          </table:table-cell>
          <table:table-cell table:number-columns-repeated="5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早疫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蔬福油 SUFFOIL</text:p>
          </table:table-cell>
          <table:table-cell table:style-name="ce21" office:value-type="string" calcext:value-type="string">
            <text:p>植保進字第</text:p>
            <text:p> 00065 號</text:p>
          </table:table-cell>
          <table:table-cell table:number-columns-repeated="5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早疫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菲尚讚</text:p>
          </table:table-cell>
          <table:table-cell table:style-name="ce21" office:value-type="string" calcext:value-type="string">
            <text:p>植保進字第</text:p>
            <text:p> 00066 號</text:p>
          </table:table-cell>
          <table:table-cell table:number-columns-repeated="5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早疫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保濕傑</text:p>
          </table:table-cell>
          <table:table-cell table:style-name="ce21" office:value-type="string" calcext:value-type="string">
            <text:p>植保進字第</text:p>
            <text:p> 00077 號</text:p>
          </table:table-cell>
          <table:table-cell table:number-columns-repeated="5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早疫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金好用</text:p>
          </table:table-cell>
          <table:table-cell table:style-name="ce21" office:value-type="string" calcext:value-type="string">
            <text:p>植保製字第</text:p>
            <text:p> 00002 號</text:p>
          </table:table-cell>
          <table:table-cell table:number-columns-repeated="5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早疫病</text:p>
          </table:table-cell>
          <table:table-cell table:style-name="ce6" office:value-type="string" calcext:value-type="string">
            <text:p>8食品細項</text:p>
          </table:table-cell>
          <table:table-cell table:style-name="ce13" office:value-type="string" calcext:value-type="string">
            <text:p>良農葵克立</text:p>
          </table:table-cell>
          <table:table-cell table:style-name="ce20" office:value-type="string" calcext:value-type="string">
            <text:p>植保製字第</text:p>
            <text:p> 00041 號</text:p>
          </table:table-cell>
          <table:table-cell table:number-columns-repeated="5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早疫病</text:p>
          </table:table-cell>
          <table:table-cell table:style-name="ce4" office:value-type="string" calcext:value-type="string">
            <text:p>8食品細項</text:p>
          </table:table-cell>
          <table:table-cell table:style-name="ce15" office:value-type="string" calcext:value-type="string">
            <text:p>地球村葵無露</text:p>
          </table:table-cell>
          <table:table-cell table:style-name="ce21" office:value-type="string" calcext:value-type="string">
            <text:p>植保製字第00042 號</text:p>
          </table:table-cell>
          <table:table-cell table:number-columns-repeated="5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早疫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巨聖 GTS-水溶性葵花精</text:p>
            <text:p> 露</text:p>
          </table:table-cell>
          <table:table-cell table:style-name="ce21" office:value-type="string" calcext:value-type="string">
            <text:p>植保製字第</text:p>
            <text:p> 00048 號</text:p>
          </table:table-cell>
          <table:table-cell table:number-columns-repeated="5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早疫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聯安葵花寶</text:p>
          </table:table-cell>
          <table:table-cell table:style-name="ce21" office:value-type="string" calcext:value-type="string">
            <text:p>植保製字第</text:p>
            <text:p> 00054 號</text:p>
          </table:table-cell>
          <table:table-cell table:number-columns-repeated="5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早疫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金健康 6 號</text:p>
          </table:table-cell>
          <table:table-cell table:style-name="ce21" office:value-type="string" calcext:value-type="string">
            <text:p>植保製字第</text:p>
            <text:p> 00067 號</text:p>
          </table:table-cell>
          <table:table-cell table:number-columns-repeated="5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早疫病</text:p>
          </table:table-cell>
          <table:table-cell table:style-name="ce6" office:value-type="string" calcext:value-type="string">
            <text:p>8食品細項</text:p>
          </table:table-cell>
          <table:table-cell table:style-name="ce13" office:value-type="string" calcext:value-type="string">
            <text:p>油露安</text:p>
          </table:table-cell>
          <table:table-cell table:style-name="ce20" office:value-type="string" calcext:value-type="string">
            <text:p>植保製字第</text:p>
            <text:p> 00068 號</text:p>
          </table:table-cell>
          <table:table-cell table:number-columns-repeated="5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早疫病</text:p>
          </table:table-cell>
          <table:table-cell table:style-name="ce6" office:value-type="string" calcext:value-type="string">
            <text:p>8食品細項</text:p>
          </table:table-cell>
          <table:table-cell table:style-name="ce13" office:value-type="string" calcext:value-type="string">
            <text:p>葵剋蟲</text:p>
          </table:table-cell>
          <table:table-cell table:style-name="ce20" office:value-type="string" calcext:value-type="string">
            <text:p>植保製字第</text:p>
            <text:p> 00077 號</text:p>
          </table:table-cell>
          <table:table-cell table:number-columns-repeated="5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早疫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淨園</text:p>
          </table:table-cell>
          <table:table-cell table:style-name="ce21" office:value-type="string" calcext:value-type="string">
            <text:p>植保製字第</text:p>
            <text:p> 00100 號</text:p>
          </table:table-cell>
          <table:table-cell table:number-columns-repeated="5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早疫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葵伏蟲</text:p>
          </table:table-cell>
          <table:table-cell table:style-name="ce21" office:value-type="string" calcext:value-type="string">
            <text:p>植保製字第</text:p>
            <text:p> 00110 號</text:p>
          </table:table-cell>
          <table:table-cell table:number-columns-repeated="5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早疫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作物油</text:p>
          </table:table-cell>
          <table:table-cell table:style-name="ce21" office:value-type="string" calcext:value-type="string">
            <text:p>植保製字第</text:p>
            <text:p> 00132 號</text:p>
          </table:table-cell>
          <table:table-cell table:number-columns-repeated="5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早疫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淨露 1 號-奈米級葵花油</text:p>
            <text:p> 乳劑</text:p>
          </table:table-cell>
          <table:table-cell table:style-name="ce21" office:value-type="string" calcext:value-type="string">
            <text:p>植保製字第</text:p>
            <text:p> 00138 號</text:p>
          </table:table-cell>
          <table:table-cell table:number-columns-repeated="5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早疫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淨露 2 號-奈米級葵花油乳劑</text:p>
          </table:table-cell>
          <table:table-cell table:style-name="ce21" office:value-type="string" calcext:value-type="string">
            <text:p>植保製字第</text:p>
            <text:p> 00139 號</text:p>
          </table:table-cell>
          <table:table-cell table:number-columns-repeated="5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早疫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植物黏膜劑</text:p>
          </table:table-cell>
          <table:table-cell table:style-name="ce21" office:value-type="string" calcext:value-type="string">
            <text:p>植保製字第</text:p>
            <text:p> 00145 號</text:p>
          </table:table-cell>
          <table:table-cell table:number-columns-repeated="5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早疫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奕葳</text:p>
          </table:table-cell>
          <table:table-cell table:style-name="ce21" office:value-type="string" calcext:value-type="string">
            <text:p>植保製字第</text:p>
            <text:p> 00165 號</text:p>
          </table:table-cell>
          <table:table-cell table:number-columns-repeated="5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早疫病</text:p>
          </table:table-cell>
          <table:table-cell table:style-name="ce6" office:value-type="string" calcext:value-type="string">
            <text:p>8食品細項</text:p>
          </table:table-cell>
          <table:table-cell table:style-name="ce13" office:value-type="string" calcext:value-type="string">
            <text:p>泰沒蟎</text:p>
          </table:table-cell>
          <table:table-cell table:style-name="ce20" office:value-type="string" calcext:value-type="string">
            <text:p>植保製字第</text:p>
            <text:p> 00166 號</text:p>
          </table:table-cell>
          <table:table-cell table:number-columns-repeated="5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早疫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植物保</text:p>
          </table:table-cell>
          <table:table-cell table:style-name="ce21" office:value-type="string" calcext:value-type="string">
            <text:p>植保製字第</text:p>
            <text:p> 00174 號</text:p>
          </table:table-cell>
          <table:table-cell table:number-columns-repeated="5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早疫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沅渼美滿</text:p>
          </table:table-cell>
          <table:table-cell table:style-name="ce21" office:value-type="string" calcext:value-type="string">
            <text:p>植保製字第</text:p>
            <text:p> 00175 號</text:p>
          </table:table-cell>
          <table:table-cell table:number-columns-repeated="5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早疫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植物被膜劑</text:p>
          </table:table-cell>
          <table:table-cell table:style-name="ce21" office:value-type="string" calcext:value-type="string">
            <text:p>植保製字第</text:p>
            <text:p> 00183 號</text:p>
          </table:table-cell>
          <table:table-cell table:number-columns-repeated="5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早疫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綠寶植物油</text:p>
          </table:table-cell>
          <table:table-cell table:style-name="ce21" office:value-type="string" calcext:value-type="string">
            <text:p>植保製字第</text:p>
            <text:p> 00187 號</text:p>
          </table:table-cell>
          <table:table-cell table:number-columns-repeated="5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早疫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東生堂-防蟲精華劑</text:p>
          </table:table-cell>
          <table:table-cell table:style-name="ce21" office:value-type="string" calcext:value-type="string">
            <text:p>植保製字第</text:p>
            <text:p> 00197 號</text:p>
          </table:table-cell>
          <table:table-cell table:number-columns-repeated="5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早疫病</text:p>
          </table:table-cell>
          <table:table-cell table:style-name="ce6" office:value-type="string" calcext:value-type="string">
            <text:p>8食品細項</text:p>
          </table:table-cell>
          <table:table-cell table:style-name="ce13" office:value-type="string" calcext:value-type="string">
            <text:p>苦苦露防護液</text:p>
          </table:table-cell>
          <table:table-cell table:style-name="ce20" office:value-type="string" calcext:value-type="string">
            <text:p>植保製字第</text:p>
            <text:p> 00198 號</text:p>
          </table:table-cell>
          <table:table-cell table:number-columns-repeated="5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早疫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沅渼淨符</text:p>
          </table:table-cell>
          <table:table-cell table:style-name="ce21" office:value-type="string" calcext:value-type="string">
            <text:p>植保製字第</text:p>
            <text:p> 00199 號</text:p>
          </table:table-cell>
          <table:table-cell table:number-columns-repeated="5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早疫病</text:p>
          </table:table-cell>
          <table:table-cell table:style-name="ce4" office:value-type="string" calcext:value-type="string">
            <text:p>8食品細項</text:p>
          </table:table-cell>
          <table:table-cell table:style-name="ce15" office:value-type="string" calcext:value-type="string">
            <text:p>喜來樂液</text:p>
          </table:table-cell>
          <table:table-cell table:style-name="ce21" office:value-type="string" calcext:value-type="string">
            <text:p>植保製字第</text:p>
            <text:p> 00213 號</text:p>
          </table:table-cell>
          <table:table-cell table:number-columns-repeated="5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早疫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綠葳</text:p>
          </table:table-cell>
          <table:table-cell table:style-name="ce21" office:value-type="string" calcext:value-type="string">
            <text:p>植保製字第</text:p>
            <text:p> 00214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 office:value-type="string" calcext:value-type="string">
            <text:p>炭疽病</text:p>
          </table:table-cell>
          <table:table-cell table:style-name="ce6" office:value-type="string" calcext:value-type="string">
            <text:p>8食品細項</text:p>
          </table:table-cell>
          <table:table-cell table:style-name="ce13" office:value-type="string" calcext:value-type="string">
            <text:p>哈帕油</text:p>
          </table:table-cell>
          <table:table-cell table:style-name="ce20" office:value-type="string" calcext:value-type="string">
            <text:p>植保進字第</text:p>
            <text:p> 00050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 office:value-type="string" calcext:value-type="string">
            <text:p>炭疽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田園樂</text:p>
          </table:table-cell>
          <table:table-cell table:style-name="ce21" office:value-type="string" calcext:value-type="string">
            <text:p>植保進字第</text:p>
            <text:p> 00057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 office:value-type="string" calcext:value-type="string">
            <text:p>炭疽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世多樂-樂透寶</text:p>
          </table:table-cell>
          <table:table-cell table:style-name="ce21" office:value-type="string" calcext:value-type="string">
            <text:p>植保進字第</text:p>
            <text:p> 00062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 office:value-type="string" calcext:value-type="string">
            <text:p>炭疽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蔬福油 SUFFOIL</text:p>
          </table:table-cell>
          <table:table-cell table:style-name="ce21" office:value-type="string" calcext:value-type="string">
            <text:p>植保進字第</text:p>
            <text:p> 00065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 office:value-type="string" calcext:value-type="string">
            <text:p>炭疽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菲尚讚</text:p>
          </table:table-cell>
          <table:table-cell table:style-name="ce21" office:value-type="string" calcext:value-type="string">
            <text:p>植保進字第</text:p>
            <text:p> 00066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 office:value-type="string" calcext:value-type="string">
            <text:p>炭疽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保濕傑</text:p>
          </table:table-cell>
          <table:table-cell table:style-name="ce21" office:value-type="string" calcext:value-type="string">
            <text:p>植保進字第</text:p>
            <text:p> 00077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 office:value-type="string" calcext:value-type="string">
            <text:p>炭疽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金好用</text:p>
          </table:table-cell>
          <table:table-cell table:style-name="ce21" office:value-type="string" calcext:value-type="string">
            <text:p>植保製字第</text:p>
            <text:p> 00002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 office:value-type="string" calcext:value-type="string">
            <text:p>炭疽病</text:p>
          </table:table-cell>
          <table:table-cell table:style-name="ce6" office:value-type="string" calcext:value-type="string">
            <text:p>8食品細項</text:p>
          </table:table-cell>
          <table:table-cell table:style-name="ce13" office:value-type="string" calcext:value-type="string">
            <text:p>良農葵克立</text:p>
          </table:table-cell>
          <table:table-cell table:style-name="ce20" office:value-type="string" calcext:value-type="string">
            <text:p>植保製字第</text:p>
            <text:p> 00041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 office:value-type="string" calcext:value-type="string">
            <text:p>炭疽病</text:p>
          </table:table-cell>
          <table:table-cell table:style-name="ce4" office:value-type="string" calcext:value-type="string">
            <text:p>8食品細項</text:p>
          </table:table-cell>
          <table:table-cell table:style-name="ce15" office:value-type="string" calcext:value-type="string">
            <text:p>地球村葵無露</text:p>
          </table:table-cell>
          <table:table-cell table:style-name="ce21" office:value-type="string" calcext:value-type="string">
            <text:p>植保製字第00042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 office:value-type="string" calcext:value-type="string">
            <text:p>炭疽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巨聖 GTS-水溶性葵花精</text:p>
            <text:p> 露</text:p>
          </table:table-cell>
          <table:table-cell table:style-name="ce21" office:value-type="string" calcext:value-type="string">
            <text:p>植保製字第</text:p>
            <text:p> 00048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 office:value-type="string" calcext:value-type="string">
            <text:p>炭疽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聯安葵花寶</text:p>
          </table:table-cell>
          <table:table-cell table:style-name="ce21" office:value-type="string" calcext:value-type="string">
            <text:p>植保製字第</text:p>
            <text:p> 00054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 office:value-type="string" calcext:value-type="string">
            <text:p>炭疽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金健康 6 號</text:p>
          </table:table-cell>
          <table:table-cell table:style-name="ce21" office:value-type="string" calcext:value-type="string">
            <text:p>植保製字第</text:p>
            <text:p> 00067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 office:value-type="string" calcext:value-type="string">
            <text:p>炭疽病</text:p>
          </table:table-cell>
          <table:table-cell table:style-name="ce6" office:value-type="string" calcext:value-type="string">
            <text:p>8食品細項</text:p>
          </table:table-cell>
          <table:table-cell table:style-name="ce13" office:value-type="string" calcext:value-type="string">
            <text:p>油露安</text:p>
          </table:table-cell>
          <table:table-cell table:style-name="ce20" office:value-type="string" calcext:value-type="string">
            <text:p>植保製字第</text:p>
            <text:p> 00068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 office:value-type="string" calcext:value-type="string">
            <text:p>炭疽病</text:p>
          </table:table-cell>
          <table:table-cell table:style-name="ce6" office:value-type="string" calcext:value-type="string">
            <text:p>8食品細項</text:p>
          </table:table-cell>
          <table:table-cell table:style-name="ce13" office:value-type="string" calcext:value-type="string">
            <text:p>葵剋蟲</text:p>
          </table:table-cell>
          <table:table-cell table:style-name="ce20" office:value-type="string" calcext:value-type="string">
            <text:p>植保製字第</text:p>
            <text:p> 00077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 office:value-type="string" calcext:value-type="string">
            <text:p>炭疽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淨園</text:p>
          </table:table-cell>
          <table:table-cell table:style-name="ce21" office:value-type="string" calcext:value-type="string">
            <text:p>植保製字第</text:p>
            <text:p> 00100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 office:value-type="string" calcext:value-type="string">
            <text:p>炭疽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葵伏蟲</text:p>
          </table:table-cell>
          <table:table-cell table:style-name="ce21" office:value-type="string" calcext:value-type="string">
            <text:p>植保製字第</text:p>
            <text:p> 00110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 office:value-type="string" calcext:value-type="string">
            <text:p>炭疽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作物油</text:p>
          </table:table-cell>
          <table:table-cell table:style-name="ce21" office:value-type="string" calcext:value-type="string">
            <text:p>植保製字第</text:p>
            <text:p> 00132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 office:value-type="string" calcext:value-type="string">
            <text:p>炭疽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淨露 1 號-奈米級葵花油</text:p>
            <text:p> 乳劑</text:p>
          </table:table-cell>
          <table:table-cell table:style-name="ce21" office:value-type="string" calcext:value-type="string">
            <text:p>植保製字第</text:p>
            <text:p> 00138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 office:value-type="string" calcext:value-type="string">
            <text:p>炭疽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淨露 2 號-奈米級葵花油乳劑</text:p>
          </table:table-cell>
          <table:table-cell table:style-name="ce21" office:value-type="string" calcext:value-type="string">
            <text:p>植保製字第</text:p>
            <text:p> 00139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 office:value-type="string" calcext:value-type="string">
            <text:p>炭疽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植物黏膜劑</text:p>
          </table:table-cell>
          <table:table-cell table:style-name="ce21" office:value-type="string" calcext:value-type="string">
            <text:p>植保製字第</text:p>
            <text:p> 00145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 office:value-type="string" calcext:value-type="string">
            <text:p>炭疽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奕葳</text:p>
          </table:table-cell>
          <table:table-cell table:style-name="ce21" office:value-type="string" calcext:value-type="string">
            <text:p>植保製字第</text:p>
            <text:p> 00165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 office:value-type="string" calcext:value-type="string">
            <text:p>炭疽病</text:p>
          </table:table-cell>
          <table:table-cell table:style-name="ce6" office:value-type="string" calcext:value-type="string">
            <text:p>8食品細項</text:p>
          </table:table-cell>
          <table:table-cell table:style-name="ce13" office:value-type="string" calcext:value-type="string">
            <text:p>泰沒蟎</text:p>
          </table:table-cell>
          <table:table-cell table:style-name="ce20" office:value-type="string" calcext:value-type="string">
            <text:p>植保製字第</text:p>
            <text:p> 00166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 office:value-type="string" calcext:value-type="string">
            <text:p>炭疽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植物保</text:p>
          </table:table-cell>
          <table:table-cell table:style-name="ce21" office:value-type="string" calcext:value-type="string">
            <text:p>植保製字第</text:p>
            <text:p> 00174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 office:value-type="string" calcext:value-type="string">
            <text:p>炭疽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沅渼美滿</text:p>
          </table:table-cell>
          <table:table-cell table:style-name="ce21" office:value-type="string" calcext:value-type="string">
            <text:p>植保製字第</text:p>
            <text:p> 00175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 office:value-type="string" calcext:value-type="string">
            <text:p>炭疽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植物被膜劑</text:p>
          </table:table-cell>
          <table:table-cell table:style-name="ce21" office:value-type="string" calcext:value-type="string">
            <text:p>植保製字第</text:p>
            <text:p> 00183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 office:value-type="string" calcext:value-type="string">
            <text:p>炭疽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綠寶植物油</text:p>
          </table:table-cell>
          <table:table-cell table:style-name="ce21" office:value-type="string" calcext:value-type="string">
            <text:p>植保製字第</text:p>
            <text:p> 00187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 office:value-type="string" calcext:value-type="string">
            <text:p>炭疽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東生堂-防蟲精華劑</text:p>
          </table:table-cell>
          <table:table-cell table:style-name="ce21" office:value-type="string" calcext:value-type="string">
            <text:p>植保製字第</text:p>
            <text:p> 00197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 office:value-type="string" calcext:value-type="string">
            <text:p>炭疽病</text:p>
          </table:table-cell>
          <table:table-cell table:style-name="ce6" office:value-type="string" calcext:value-type="string">
            <text:p>8食品細項</text:p>
          </table:table-cell>
          <table:table-cell table:style-name="ce13" office:value-type="string" calcext:value-type="string">
            <text:p>苦苦露防護液</text:p>
          </table:table-cell>
          <table:table-cell table:style-name="ce20" office:value-type="string" calcext:value-type="string">
            <text:p>植保製字第</text:p>
            <text:p> 00198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 office:value-type="string" calcext:value-type="string">
            <text:p>炭疽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沅渼淨符</text:p>
          </table:table-cell>
          <table:table-cell table:style-name="ce21" office:value-type="string" calcext:value-type="string">
            <text:p>植保製字第</text:p>
            <text:p> 00199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 office:value-type="string" calcext:value-type="string">
            <text:p>炭疽病</text:p>
          </table:table-cell>
          <table:table-cell table:style-name="ce4" office:value-type="string" calcext:value-type="string">
            <text:p>8食品細項</text:p>
          </table:table-cell>
          <table:table-cell table:style-name="ce15" office:value-type="string" calcext:value-type="string">
            <text:p>喜來樂液</text:p>
          </table:table-cell>
          <table:table-cell table:style-name="ce21" office:value-type="string" calcext:value-type="string">
            <text:p>植保製字第</text:p>
            <text:p> 00213 號</text:p>
          </table:table-cell>
          <table:table-cell table:number-columns-repeated="5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 office:value-type="string" calcext:value-type="string">
            <text:p>炭疽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綠葳</text:p>
          </table:table-cell>
          <table:table-cell table:style-name="ce21" office:value-type="string" calcext:value-type="string">
            <text:p>植保製字第</text:p>
            <text:p> 00214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 office:value-type="string" calcext:value-type="string">
            <text:p>葉黴病</text:p>
          </table:table-cell>
          <table:table-cell table:style-name="ce6" office:value-type="string" calcext:value-type="string">
            <text:p>8食品細項</text:p>
          </table:table-cell>
          <table:table-cell table:style-name="ce13" office:value-type="string" calcext:value-type="string">
            <text:p>哈帕油</text:p>
          </table:table-cell>
          <table:table-cell table:style-name="ce20" office:value-type="string" calcext:value-type="string">
            <text:p>植保進字第</text:p>
            <text:p> 00050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 office:value-type="string" calcext:value-type="string">
            <text:p>葉黴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田園樂</text:p>
          </table:table-cell>
          <table:table-cell table:style-name="ce21" office:value-type="string" calcext:value-type="string">
            <text:p>植保進字第</text:p>
            <text:p> 00057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 office:value-type="string" calcext:value-type="string">
            <text:p>葉黴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世多樂-樂透寶</text:p>
          </table:table-cell>
          <table:table-cell table:style-name="ce21" office:value-type="string" calcext:value-type="string">
            <text:p>植保進字第</text:p>
            <text:p> 00062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 office:value-type="string" calcext:value-type="string">
            <text:p>葉黴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蔬福油 SUFFOIL</text:p>
          </table:table-cell>
          <table:table-cell table:style-name="ce21" office:value-type="string" calcext:value-type="string">
            <text:p>植保進字第</text:p>
            <text:p> 00065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 office:value-type="string" calcext:value-type="string">
            <text:p>葉黴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菲尚讚</text:p>
          </table:table-cell>
          <table:table-cell table:style-name="ce21" office:value-type="string" calcext:value-type="string">
            <text:p>植保進字第</text:p>
            <text:p> 00066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 office:value-type="string" calcext:value-type="string">
            <text:p>葉黴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保濕傑</text:p>
          </table:table-cell>
          <table:table-cell table:style-name="ce21" office:value-type="string" calcext:value-type="string">
            <text:p>植保進字第</text:p>
            <text:p> 00077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 office:value-type="string" calcext:value-type="string">
            <text:p>葉黴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金好用</text:p>
          </table:table-cell>
          <table:table-cell table:style-name="ce21" office:value-type="string" calcext:value-type="string">
            <text:p>植保製字第</text:p>
            <text:p> 00002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 office:value-type="string" calcext:value-type="string">
            <text:p>葉黴病</text:p>
          </table:table-cell>
          <table:table-cell table:style-name="ce6" office:value-type="string" calcext:value-type="string">
            <text:p>8食品細項</text:p>
          </table:table-cell>
          <table:table-cell table:style-name="ce13" office:value-type="string" calcext:value-type="string">
            <text:p>良農葵克立</text:p>
          </table:table-cell>
          <table:table-cell table:style-name="ce20" office:value-type="string" calcext:value-type="string">
            <text:p>植保製字第</text:p>
            <text:p> 00041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 office:value-type="string" calcext:value-type="string">
            <text:p>葉黴病</text:p>
          </table:table-cell>
          <table:table-cell table:style-name="ce4" office:value-type="string" calcext:value-type="string">
            <text:p>8食品細項</text:p>
          </table:table-cell>
          <table:table-cell table:style-name="ce15" office:value-type="string" calcext:value-type="string">
            <text:p>地球村葵無露</text:p>
          </table:table-cell>
          <table:table-cell table:style-name="ce21" office:value-type="string" calcext:value-type="string">
            <text:p>植保製字第00042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 office:value-type="string" calcext:value-type="string">
            <text:p>葉黴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巨聖 GTS-水溶性葵花精</text:p>
            <text:p> 露</text:p>
          </table:table-cell>
          <table:table-cell table:style-name="ce21" office:value-type="string" calcext:value-type="string">
            <text:p>植保製字第</text:p>
            <text:p> 00048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 office:value-type="string" calcext:value-type="string">
            <text:p>葉黴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聯安葵花寶</text:p>
          </table:table-cell>
          <table:table-cell table:style-name="ce21" office:value-type="string" calcext:value-type="string">
            <text:p>植保製字第</text:p>
            <text:p> 00054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 office:value-type="string" calcext:value-type="string">
            <text:p>葉黴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金健康 6 號</text:p>
          </table:table-cell>
          <table:table-cell table:style-name="ce21" office:value-type="string" calcext:value-type="string">
            <text:p>植保製字第</text:p>
            <text:p> 00067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 office:value-type="string" calcext:value-type="string">
            <text:p>葉黴病</text:p>
          </table:table-cell>
          <table:table-cell table:style-name="ce6" office:value-type="string" calcext:value-type="string">
            <text:p>8食品細項</text:p>
          </table:table-cell>
          <table:table-cell table:style-name="ce13" office:value-type="string" calcext:value-type="string">
            <text:p>油露安</text:p>
          </table:table-cell>
          <table:table-cell table:style-name="ce20" office:value-type="string" calcext:value-type="string">
            <text:p>植保製字第</text:p>
            <text:p> 00068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 office:value-type="string" calcext:value-type="string">
            <text:p>葉黴病</text:p>
          </table:table-cell>
          <table:table-cell table:style-name="ce6" office:value-type="string" calcext:value-type="string">
            <text:p>8食品細項</text:p>
          </table:table-cell>
          <table:table-cell table:style-name="ce13" office:value-type="string" calcext:value-type="string">
            <text:p>葵剋蟲</text:p>
          </table:table-cell>
          <table:table-cell table:style-name="ce20" office:value-type="string" calcext:value-type="string">
            <text:p>植保製字第</text:p>
            <text:p> 00077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 office:value-type="string" calcext:value-type="string">
            <text:p>葉黴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淨園</text:p>
          </table:table-cell>
          <table:table-cell table:style-name="ce21" office:value-type="string" calcext:value-type="string">
            <text:p>植保製字第</text:p>
            <text:p> 00100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 office:value-type="string" calcext:value-type="string">
            <text:p>葉黴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葵伏蟲</text:p>
          </table:table-cell>
          <table:table-cell table:style-name="ce21" office:value-type="string" calcext:value-type="string">
            <text:p>植保製字第</text:p>
            <text:p> 00110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 office:value-type="string" calcext:value-type="string">
            <text:p>葉黴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作物油</text:p>
          </table:table-cell>
          <table:table-cell table:style-name="ce21" office:value-type="string" calcext:value-type="string">
            <text:p>植保製字第</text:p>
            <text:p> 00132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 office:value-type="string" calcext:value-type="string">
            <text:p>葉黴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淨露 1 號-奈米級葵花油</text:p>
            <text:p> 乳劑</text:p>
          </table:table-cell>
          <table:table-cell table:style-name="ce21" office:value-type="string" calcext:value-type="string">
            <text:p>植保製字第</text:p>
            <text:p> 00138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 office:value-type="string" calcext:value-type="string">
            <text:p>葉黴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淨露 2 號-奈米級葵花油乳劑</text:p>
          </table:table-cell>
          <table:table-cell table:style-name="ce21" office:value-type="string" calcext:value-type="string">
            <text:p>植保製字第</text:p>
            <text:p> 00139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 office:value-type="string" calcext:value-type="string">
            <text:p>葉黴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植物黏膜劑</text:p>
          </table:table-cell>
          <table:table-cell table:style-name="ce21" office:value-type="string" calcext:value-type="string">
            <text:p>植保製字第</text:p>
            <text:p> 00145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 office:value-type="string" calcext:value-type="string">
            <text:p>葉黴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奕葳</text:p>
          </table:table-cell>
          <table:table-cell table:style-name="ce21" office:value-type="string" calcext:value-type="string">
            <text:p>植保製字第</text:p>
            <text:p> 00165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 office:value-type="string" calcext:value-type="string">
            <text:p>葉黴病</text:p>
          </table:table-cell>
          <table:table-cell table:style-name="ce6" office:value-type="string" calcext:value-type="string">
            <text:p>8食品細項</text:p>
          </table:table-cell>
          <table:table-cell table:style-name="ce13" office:value-type="string" calcext:value-type="string">
            <text:p>泰沒蟎</text:p>
          </table:table-cell>
          <table:table-cell table:style-name="ce20" office:value-type="string" calcext:value-type="string">
            <text:p>植保製字第</text:p>
            <text:p> 00166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 office:value-type="string" calcext:value-type="string">
            <text:p>葉黴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植物保</text:p>
          </table:table-cell>
          <table:table-cell table:style-name="ce21" office:value-type="string" calcext:value-type="string">
            <text:p>植保製字第</text:p>
            <text:p> 00174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 office:value-type="string" calcext:value-type="string">
            <text:p>葉黴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沅渼美滿</text:p>
          </table:table-cell>
          <table:table-cell table:style-name="ce21" office:value-type="string" calcext:value-type="string">
            <text:p>植保製字第</text:p>
            <text:p> 00175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 office:value-type="string" calcext:value-type="string">
            <text:p>葉黴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植物被膜劑</text:p>
          </table:table-cell>
          <table:table-cell table:style-name="ce21" office:value-type="string" calcext:value-type="string">
            <text:p>植保製字第</text:p>
            <text:p> 00183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 office:value-type="string" calcext:value-type="string">
            <text:p>葉黴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綠寶植物油</text:p>
          </table:table-cell>
          <table:table-cell table:style-name="ce21" office:value-type="string" calcext:value-type="string">
            <text:p>植保製字第</text:p>
            <text:p> 00187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 office:value-type="string" calcext:value-type="string">
            <text:p>葉黴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東生堂-防蟲精華劑</text:p>
          </table:table-cell>
          <table:table-cell table:style-name="ce21" office:value-type="string" calcext:value-type="string">
            <text:p>植保製字第</text:p>
            <text:p> 00197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 office:value-type="string" calcext:value-type="string">
            <text:p>葉黴病</text:p>
          </table:table-cell>
          <table:table-cell table:style-name="ce6" office:value-type="string" calcext:value-type="string">
            <text:p>8食品細項</text:p>
          </table:table-cell>
          <table:table-cell table:style-name="ce13" office:value-type="string" calcext:value-type="string">
            <text:p>苦苦露防護液</text:p>
          </table:table-cell>
          <table:table-cell table:style-name="ce20" office:value-type="string" calcext:value-type="string">
            <text:p>植保製字第</text:p>
            <text:p> 00198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 office:value-type="string" calcext:value-type="string">
            <text:p>葉黴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沅渼淨符</text:p>
          </table:table-cell>
          <table:table-cell table:style-name="ce21" office:value-type="string" calcext:value-type="string">
            <text:p>植保製字第</text:p>
            <text:p> 00199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 office:value-type="string" calcext:value-type="string">
            <text:p>葉黴病</text:p>
          </table:table-cell>
          <table:table-cell table:style-name="ce4" office:value-type="string" calcext:value-type="string">
            <text:p>8食品細項</text:p>
          </table:table-cell>
          <table:table-cell table:style-name="ce15" office:value-type="string" calcext:value-type="string">
            <text:p>喜來樂液</text:p>
          </table:table-cell>
          <table:table-cell table:style-name="ce21" office:value-type="string" calcext:value-type="string">
            <text:p>植保製字第</text:p>
            <text:p> 00213 號</text:p>
          </table:table-cell>
          <table:table-cell table:number-columns-repeated="5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 office:value-type="string" calcext:value-type="string">
            <text:p>葉黴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綠葳</text:p>
          </table:table-cell>
          <table:table-cell table:style-name="ce21" office:value-type="string" calcext:value-type="string">
            <text:p>植保製字第</text:p>
            <text:p> 00214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 office:value-type="string" calcext:value-type="string">
            <text:p>黑黴病</text:p>
          </table:table-cell>
          <table:table-cell table:style-name="ce6" office:value-type="string" calcext:value-type="string">
            <text:p>8食品細項</text:p>
          </table:table-cell>
          <table:table-cell table:style-name="ce13" office:value-type="string" calcext:value-type="string">
            <text:p>哈帕油</text:p>
          </table:table-cell>
          <table:table-cell table:style-name="ce20" office:value-type="string" calcext:value-type="string">
            <text:p>植保進字第</text:p>
            <text:p> 00050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 office:value-type="string" calcext:value-type="string">
            <text:p>黑黴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田園樂</text:p>
          </table:table-cell>
          <table:table-cell table:style-name="ce21" office:value-type="string" calcext:value-type="string">
            <text:p>植保進字第</text:p>
            <text:p> 00057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 office:value-type="string" calcext:value-type="string">
            <text:p>黑黴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世多樂-樂透寶</text:p>
          </table:table-cell>
          <table:table-cell table:style-name="ce21" office:value-type="string" calcext:value-type="string">
            <text:p>植保進字第</text:p>
            <text:p> 00062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 office:value-type="string" calcext:value-type="string">
            <text:p>黑黴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蔬福油 SUFFOIL</text:p>
          </table:table-cell>
          <table:table-cell table:style-name="ce21" office:value-type="string" calcext:value-type="string">
            <text:p>植保進字第</text:p>
            <text:p> 00065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 office:value-type="string" calcext:value-type="string">
            <text:p>黑黴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菲尚讚</text:p>
          </table:table-cell>
          <table:table-cell table:style-name="ce21" office:value-type="string" calcext:value-type="string">
            <text:p>植保進字第</text:p>
            <text:p> 00066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 office:value-type="string" calcext:value-type="string">
            <text:p>黑黴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保濕傑</text:p>
          </table:table-cell>
          <table:table-cell table:style-name="ce21" office:value-type="string" calcext:value-type="string">
            <text:p>植保進字第</text:p>
            <text:p> 00077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 office:value-type="string" calcext:value-type="string">
            <text:p>黑黴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金好用</text:p>
          </table:table-cell>
          <table:table-cell table:style-name="ce21" office:value-type="string" calcext:value-type="string">
            <text:p>植保製字第</text:p>
            <text:p> 00002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 office:value-type="string" calcext:value-type="string">
            <text:p>黑黴病</text:p>
          </table:table-cell>
          <table:table-cell table:style-name="ce6" office:value-type="string" calcext:value-type="string">
            <text:p>8食品細項</text:p>
          </table:table-cell>
          <table:table-cell table:style-name="ce13" office:value-type="string" calcext:value-type="string">
            <text:p>良農葵克立</text:p>
          </table:table-cell>
          <table:table-cell table:style-name="ce20" office:value-type="string" calcext:value-type="string">
            <text:p>植保製字第</text:p>
            <text:p> 00041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 office:value-type="string" calcext:value-type="string">
            <text:p>黑黴病</text:p>
          </table:table-cell>
          <table:table-cell table:style-name="ce4" office:value-type="string" calcext:value-type="string">
            <text:p>8食品細項</text:p>
          </table:table-cell>
          <table:table-cell table:style-name="ce15" office:value-type="string" calcext:value-type="string">
            <text:p>地球村葵無露</text:p>
          </table:table-cell>
          <table:table-cell table:style-name="ce21" office:value-type="string" calcext:value-type="string">
            <text:p>植保製字第00042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 office:value-type="string" calcext:value-type="string">
            <text:p>黑黴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巨聖 GTS-水溶性葵花精</text:p>
            <text:p> 露</text:p>
          </table:table-cell>
          <table:table-cell table:style-name="ce21" office:value-type="string" calcext:value-type="string">
            <text:p>植保製字第</text:p>
            <text:p> 00048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 office:value-type="string" calcext:value-type="string">
            <text:p>黑黴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聯安葵花寶</text:p>
          </table:table-cell>
          <table:table-cell table:style-name="ce21" office:value-type="string" calcext:value-type="string">
            <text:p>植保製字第</text:p>
            <text:p> 00054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 office:value-type="string" calcext:value-type="string">
            <text:p>黑黴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金健康 6 號</text:p>
          </table:table-cell>
          <table:table-cell table:style-name="ce21" office:value-type="string" calcext:value-type="string">
            <text:p>植保製字第</text:p>
            <text:p> 00067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 office:value-type="string" calcext:value-type="string">
            <text:p>黑黴病</text:p>
          </table:table-cell>
          <table:table-cell table:style-name="ce6" office:value-type="string" calcext:value-type="string">
            <text:p>8食品細項</text:p>
          </table:table-cell>
          <table:table-cell table:style-name="ce13" office:value-type="string" calcext:value-type="string">
            <text:p>油露安</text:p>
          </table:table-cell>
          <table:table-cell table:style-name="ce20" office:value-type="string" calcext:value-type="string">
            <text:p>植保製字第</text:p>
            <text:p> 00068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 office:value-type="string" calcext:value-type="string">
            <text:p>黑黴病</text:p>
          </table:table-cell>
          <table:table-cell table:style-name="ce6" office:value-type="string" calcext:value-type="string">
            <text:p>8食品細項</text:p>
          </table:table-cell>
          <table:table-cell table:style-name="ce13" office:value-type="string" calcext:value-type="string">
            <text:p>葵剋蟲</text:p>
          </table:table-cell>
          <table:table-cell table:style-name="ce20" office:value-type="string" calcext:value-type="string">
            <text:p>植保製字第</text:p>
            <text:p> 00077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 office:value-type="string" calcext:value-type="string">
            <text:p>黑黴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淨園</text:p>
          </table:table-cell>
          <table:table-cell table:style-name="ce21" office:value-type="string" calcext:value-type="string">
            <text:p>植保製字第</text:p>
            <text:p> 00100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 office:value-type="string" calcext:value-type="string">
            <text:p>黑黴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葵伏蟲</text:p>
          </table:table-cell>
          <table:table-cell table:style-name="ce21" office:value-type="string" calcext:value-type="string">
            <text:p>植保製字第</text:p>
            <text:p> 00110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 office:value-type="string" calcext:value-type="string">
            <text:p>黑黴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作物油</text:p>
          </table:table-cell>
          <table:table-cell table:style-name="ce21" office:value-type="string" calcext:value-type="string">
            <text:p>植保製字第</text:p>
            <text:p> 00132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 office:value-type="string" calcext:value-type="string">
            <text:p>黑黴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淨露 1 號-奈米級葵花油</text:p>
            <text:p> 乳劑</text:p>
          </table:table-cell>
          <table:table-cell table:style-name="ce21" office:value-type="string" calcext:value-type="string">
            <text:p>植保製字第</text:p>
            <text:p> 00138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 office:value-type="string" calcext:value-type="string">
            <text:p>黑黴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淨露 2 號-奈米級葵花油乳劑</text:p>
          </table:table-cell>
          <table:table-cell table:style-name="ce21" office:value-type="string" calcext:value-type="string">
            <text:p>植保製字第</text:p>
            <text:p> 00139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 office:value-type="string" calcext:value-type="string">
            <text:p>黑黴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植物黏膜劑</text:p>
          </table:table-cell>
          <table:table-cell table:style-name="ce21" office:value-type="string" calcext:value-type="string">
            <text:p>植保製字第</text:p>
            <text:p> 00145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 office:value-type="string" calcext:value-type="string">
            <text:p>黑黴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奕葳</text:p>
          </table:table-cell>
          <table:table-cell table:style-name="ce21" office:value-type="string" calcext:value-type="string">
            <text:p>植保製字第</text:p>
            <text:p> 00165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 office:value-type="string" calcext:value-type="string">
            <text:p>黑黴病</text:p>
          </table:table-cell>
          <table:table-cell table:style-name="ce6" office:value-type="string" calcext:value-type="string">
            <text:p>8食品細項</text:p>
          </table:table-cell>
          <table:table-cell table:style-name="ce13" office:value-type="string" calcext:value-type="string">
            <text:p>泰沒蟎</text:p>
          </table:table-cell>
          <table:table-cell table:style-name="ce20" office:value-type="string" calcext:value-type="string">
            <text:p>植保製字第</text:p>
            <text:p> 00166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 office:value-type="string" calcext:value-type="string">
            <text:p>黑黴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植物保</text:p>
          </table:table-cell>
          <table:table-cell table:style-name="ce21" office:value-type="string" calcext:value-type="string">
            <text:p>植保製字第</text:p>
            <text:p> 00174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 office:value-type="string" calcext:value-type="string">
            <text:p>黑黴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沅渼美滿</text:p>
          </table:table-cell>
          <table:table-cell table:style-name="ce21" office:value-type="string" calcext:value-type="string">
            <text:p>植保製字第</text:p>
            <text:p> 00175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 office:value-type="string" calcext:value-type="string">
            <text:p>黑黴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植物被膜劑</text:p>
          </table:table-cell>
          <table:table-cell table:style-name="ce21" office:value-type="string" calcext:value-type="string">
            <text:p>植保製字第</text:p>
            <text:p> 00183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 office:value-type="string" calcext:value-type="string">
            <text:p>黑黴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綠寶植物油</text:p>
          </table:table-cell>
          <table:table-cell table:style-name="ce21" office:value-type="string" calcext:value-type="string">
            <text:p>植保製字第</text:p>
            <text:p> 00187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 office:value-type="string" calcext:value-type="string">
            <text:p>黑黴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東生堂-防蟲精華劑</text:p>
          </table:table-cell>
          <table:table-cell table:style-name="ce21" office:value-type="string" calcext:value-type="string">
            <text:p>植保製字第</text:p>
            <text:p> 00197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 office:value-type="string" calcext:value-type="string">
            <text:p>黑黴病</text:p>
          </table:table-cell>
          <table:table-cell table:style-name="ce6" office:value-type="string" calcext:value-type="string">
            <text:p>8食品細項</text:p>
          </table:table-cell>
          <table:table-cell table:style-name="ce13" office:value-type="string" calcext:value-type="string">
            <text:p>苦苦露防護液</text:p>
          </table:table-cell>
          <table:table-cell table:style-name="ce20" office:value-type="string" calcext:value-type="string">
            <text:p>植保製字第</text:p>
            <text:p> 00198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 office:value-type="string" calcext:value-type="string">
            <text:p>黑黴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沅渼淨符</text:p>
          </table:table-cell>
          <table:table-cell table:style-name="ce21" office:value-type="string" calcext:value-type="string">
            <text:p>植保製字第</text:p>
            <text:p> 00199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 office:value-type="string" calcext:value-type="string">
            <text:p>黑黴病</text:p>
          </table:table-cell>
          <table:table-cell table:style-name="ce4" office:value-type="string" calcext:value-type="string">
            <text:p>8食品細項</text:p>
          </table:table-cell>
          <table:table-cell table:style-name="ce15" office:value-type="string" calcext:value-type="string">
            <text:p>喜來樂液</text:p>
          </table:table-cell>
          <table:table-cell table:style-name="ce21" office:value-type="string" calcext:value-type="string">
            <text:p>植保製字第</text:p>
            <text:p> 00213 號</text:p>
          </table:table-cell>
          <table:table-cell table:number-columns-repeated="5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 office:value-type="string" calcext:value-type="string">
            <text:p>黑黴病</text:p>
          </table:table-cell>
          <table:table-cell table:style-name="ce6" office:value-type="string" calcext:value-type="string">
            <text:p>8食品細項</text:p>
          </table:table-cell>
          <table:table-cell table:style-name="ce15" office:value-type="string" calcext:value-type="string">
            <text:p>綠葳</text:p>
          </table:table-cell>
          <table:table-cell table:style-name="ce21" office:value-type="string" calcext:value-type="string">
            <text:p>植保製字第</text:p>
            <text:p> 00214 號</text:p>
          </table:table-cell>
          <table:table-cell table:number-columns-repeated="5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白粉病</text:p>
          </table:table-cell>
          <table:table-cell table:style-name="ce9" office:value-type="string" calcext:value-type="string">
            <text:p><text:a xlink:href="https://pesticide.baphiq.gov.tw/web/Insecticides_MenuItem5_3.aspx?Lid=I240" xlink:type="simple">礦物油</text:a></text:p>
          </table:table-cell>
          <table:table-cell table:style-name="ce3"/>
          <table:table-cell table:style-name="ce9" office:value-type="string" calcext:value-type="string">
            <text:p><text:a xlink:href="https://pesticide.baphiq.gov.tw/web/Insecticides_MenuItem5_4_LDetail.aspx?Lid=AGD00010000819" xlink:type="simple">農藥製00081</text:a></text:p>
          </table:table-cell>
          <table:table-cell table:number-columns-repeated="5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白粉病</text:p>
          </table:table-cell>
          <table:table-cell table:style-name="ce10" office:value-type="string" calcext:value-type="string">
            <text:p><text:a xlink:href="https://pesticide.baphiq.gov.tw/web/Insecticides_MenuItem5_3.aspx?Lid=I240" xlink:type="simple">礦物油</text:a></text:p>
          </table:table-cell>
          <table:table-cell table:style-name="ce16"/>
          <table:table-cell table:style-name="ce10" office:value-type="string" calcext:value-type="string">
            <text:p><text:a xlink:href="https://pesticide.baphiq.gov.tw/web/Insecticides_MenuItem5_4_LDetail.aspx?Lid=AGD00010002550" xlink:type="simple">農藥製00255</text:a></text:p>
          </table:table-cell>
          <table:table-cell table:number-columns-repeated="5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白粉病</text:p>
          </table:table-cell>
          <table:table-cell table:style-name="ce9" office:value-type="string" calcext:value-type="string">
            <text:p><text:a xlink:href="https://pesticide.baphiq.gov.tw/web/Insecticides_MenuItem5_3.aspx?Lid=I240" xlink:type="simple">礦物油</text:a></text:p>
          </table:table-cell>
          <table:table-cell table:style-name="ce17" office:value-type="string" calcext:value-type="string">
            <text:p>美果油</text:p>
          </table:table-cell>
          <table:table-cell table:style-name="ce9" office:value-type="string" calcext:value-type="string">
            <text:p><text:a xlink:href="https://pesticide.baphiq.gov.tw/web/Insecticides_MenuItem5_4_LDetail.aspx?Lid=AGD00010005491" xlink:type="simple">農藥製00549</text:a></text:p>
          </table:table-cell>
          <table:table-cell table:number-columns-repeated="5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白粉病</text:p>
          </table:table-cell>
          <table:table-cell table:style-name="ce10" office:value-type="string" calcext:value-type="string">
            <text:p><text:a xlink:href="https://pesticide.baphiq.gov.tw/web/Insecticides_MenuItem5_3.aspx?Lid=I240" xlink:type="simple">礦物油</text:a></text:p>
          </table:table-cell>
          <table:table-cell table:style-name="ce16"/>
          <table:table-cell table:style-name="ce10" office:value-type="string" calcext:value-type="string">
            <text:p><text:a xlink:href="https://pesticide.baphiq.gov.tw/web/Insecticides_MenuItem5_4_LDetail.aspx?Lid=AGD00010005720" xlink:type="simple">農藥製00572</text:a></text:p>
          </table:table-cell>
          <table:table-cell table:number-columns-repeated="5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白粉病</text:p>
          </table:table-cell>
          <table:table-cell table:style-name="ce9" office:value-type="string" calcext:value-type="string">
            <text:p><text:a xlink:href="https://pesticide.baphiq.gov.tw/web/Insecticides_MenuItem5_3.aspx?Lid=I240" xlink:type="simple">礦物油</text:a></text:p>
          </table:table-cell>
          <table:table-cell table:style-name="ce17" office:value-type="string" calcext:value-type="string">
            <text:p>龍燈精鏈油</text:p>
          </table:table-cell>
          <table:table-cell table:style-name="ce9" office:value-type="string" calcext:value-type="string">
            <text:p><text:a xlink:href="https://pesticide.baphiq.gov.tw/web/Insecticides_MenuItem5_4_LDetail.aspx?Lid=AGD00010005841" xlink:type="simple">農藥製00584</text:a></text:p>
          </table:table-cell>
          <table:table-cell table:number-columns-repeated="5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白粉病</text:p>
          </table:table-cell>
          <table:table-cell table:style-name="ce10" office:value-type="string" calcext:value-type="string">
            <text:p><text:a xlink:href="https://pesticide.baphiq.gov.tw/web/Insecticides_MenuItem5_3.aspx?Lid=I240" xlink:type="simple">礦物油</text:a></text:p>
          </table:table-cell>
          <table:table-cell table:style-name="ce18" office:value-type="string" calcext:value-type="string">
            <text:p>好果油</text:p>
          </table:table-cell>
          <table:table-cell table:style-name="ce10" office:value-type="string" calcext:value-type="string">
            <text:p><text:a xlink:href="https://pesticide.baphiq.gov.tw/web/Insecticides_MenuItem5_4_LDetail.aspx?Lid=AGD00010006198" xlink:type="simple">農藥製00619</text:a></text:p>
          </table:table-cell>
          <table:table-cell table:number-columns-repeated="5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白粉病</text:p>
          </table:table-cell>
          <table:table-cell table:style-name="ce9" office:value-type="string" calcext:value-type="string">
            <text:p><text:a xlink:href="https://pesticide.baphiq.gov.tw/web/Insecticides_MenuItem5_3.aspx?Lid=I240" xlink:type="simple">礦物油</text:a></text:p>
          </table:table-cell>
          <table:table-cell table:style-name="ce17" office:value-type="string" calcext:value-type="string">
            <text:p>旺果油</text:p>
          </table:table-cell>
          <table:table-cell table:style-name="ce9" office:value-type="string" calcext:value-type="string">
            <text:p><text:a xlink:href="https://pesticide.baphiq.gov.tw/web/Insecticides_MenuItem5_4_LDetail.aspx?Lid=AGD00010006673" xlink:type="simple">農藥製00667</text:a></text:p>
          </table:table-cell>
          <table:table-cell table:number-columns-repeated="5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白粉病</text:p>
          </table:table-cell>
          <table:table-cell table:style-name="ce10" office:value-type="string" calcext:value-type="string">
            <text:p><text:a xlink:href="https://pesticide.baphiq.gov.tw/web/Insecticides_MenuItem5_3.aspx?Lid=I240" xlink:type="simple">礦物油</text:a></text:p>
          </table:table-cell>
          <table:table-cell table:style-name="ce18" office:value-type="string" calcext:value-type="string">
            <text:p>惠光夏油</text:p>
          </table:table-cell>
          <table:table-cell table:style-name="ce10" office:value-type="string" calcext:value-type="string">
            <text:p><text:a xlink:href="https://pesticide.baphiq.gov.tw/web/Insecticides_MenuItem5_4_LDetail.aspx?Lid=AGD00010006731" xlink:type="simple">農藥製00673</text:a></text:p>
          </table:table-cell>
          <table:table-cell table:number-columns-repeated="5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白粉病</text:p>
          </table:table-cell>
          <table:table-cell table:style-name="ce9" office:value-type="string" calcext:value-type="string">
            <text:p><text:a xlink:href="https://pesticide.baphiq.gov.tw/web/Insecticides_MenuItem5_3.aspx?Lid=I240" xlink:type="simple">礦物油</text:a></text:p>
          </table:table-cell>
          <table:table-cell table:style-name="ce17" office:value-type="string" calcext:value-type="string">
            <text:p>富農夏油</text:p>
          </table:table-cell>
          <table:table-cell table:style-name="ce9" office:value-type="string" calcext:value-type="string">
            <text:p><text:a xlink:href="https://pesticide.baphiq.gov.tw/web/Insecticides_MenuItem5_4_LDetail.aspx?Lid=AGD00010008782" xlink:type="simple">農藥製00878</text:a></text:p>
          </table:table-cell>
          <table:table-cell table:number-columns-repeated="5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白粉病</text:p>
          </table:table-cell>
          <table:table-cell table:style-name="ce10" office:value-type="string" calcext:value-type="string">
            <text:p><text:a xlink:href="https://pesticide.baphiq.gov.tw/web/Insecticides_MenuItem5_3.aspx?Lid=I240" xlink:type="simple">礦物油</text:a></text:p>
          </table:table-cell>
          <table:table-cell table:style-name="ce16"/>
          <table:table-cell table:style-name="ce10" office:value-type="string" calcext:value-type="string">
            <text:p><text:a xlink:href="https://pesticide.baphiq.gov.tw/web/Insecticides_MenuItem5_4_LDetail.aspx?Lid=AGD00010011269" xlink:type="simple">農藥製01126</text:a></text:p>
          </table:table-cell>
          <table:table-cell table:number-columns-repeated="5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早疫病</text:p>
          </table:table-cell>
          <table:table-cell table:style-name="ce11" office:value-type="string" calcext:value-type="string">
            <text:p>波爾多液</text:p>
          </table:table-cell>
          <table:table-cell table:number-columns-repeated="6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細菌性斑點病</text:p>
          </table:table-cell>
          <table:table-cell table:style-name="ce11" office:value-type="string" calcext:value-type="string">
            <text:p>波爾多液</text:p>
          </table:table-cell>
          <table:table-cell table:number-columns-repeated="61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3" office:value-type="string" calcext:value-type="string">
            <text:p>晚疫病</text:p>
          </table:table-cell>
          <table:table-cell table:style-name="ce11" office:value-type="string" calcext:value-type="string">
            <text:p>波爾多液</text:p>
          </table:table-cell>
          <table:table-cell table:number-columns-repeated="6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灰斑病</text:p>
          </table:table-cell>
          <table:table-cell table:style-name="ce4" office:value-type="string" calcext:value-type="string">
            <text:p>石灰硫磺合劑</text:p>
          </table:table-cell>
          <table:table-cell table:number-columns-repeated="6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白粉病</text:p>
          </table:table-cell>
          <table:table-cell table:style-name="ce4" office:value-type="string" calcext:value-type="string">
            <text:p>石灰硫磺合劑</text:p>
          </table:table-cell>
          <table:table-cell table:number-columns-repeated="61"/>
        </table:table-row>
        <table:table-row table:style-name="ro2" table:number-rows-repeated="1048281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MingLiU" svg:font-family="MingLiU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TC" style:language-asian="zh" style:country-asian="TW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工作表1" style:display-name="PageStyle_工作表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1442" meta:object-count="0"/>
    <meta:generator>LibreOffice/6.4.6.2$Linux_X86_64 LibreOffice_project/40$Build-2</meta:generator>
  </office:meta>
</office:document-meta>
</file>